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" table:style-name="ta1">
        <table:shapes>
          <draw:frame draw:z-index="0" draw:style-name="gr1" draw:text-style-name="P1" svg:width="46.396cm" svg:height="24.651cm" svg:x="5.943cm" svg:y="0.372cm">
            <draw:object draw:notify-on-update-of-ranges="datos_ang_prueba_squad_01.A2:datos_ang_prueba_squad_01.A279 datos_ang_prueba_squad_01.B1:datos_ang_prueba_squad_01.B1 datos_ang_prueba_squad_01.B2:datos_ang_prueba_squad_01.B279 datos_ang_prueba_squad_01.A2:datos_ang_prueba_squad_01.A279 datos_ang_prueba_squad_01.C1:datos_ang_prueba_squad_01.C1 datos_ang_prueba_squad_01.C2:datos_ang_prueba_squad_01.C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Time (s)</text:p>
          </table:table-cell>
          <table:table-cell office:value-type="string" calcext:value-type="string">
            <text:p>Ang (°)</text:p>
          </table:table-cell>
          <table:table-cell office:value-type="string" calcext:value-type="string">
            <text:p>Vel (°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.49" calcext:value-type="float">
            <text:p>167,49</text:p>
          </table:table-cell>
          <table:table-cell office:value-type="float" office:value="-7.396" calcext:value-type="float">
            <text:p>-7,39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66.745" calcext:value-type="float">
            <text:p>166,745</text:p>
          </table:table-cell>
          <table:table-cell office:value-type="float" office:value="-10.088" calcext:value-type="float">
            <text:p>-10,088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67.415" calcext:value-type="float">
            <text:p>167,415</text:p>
          </table:table-cell>
          <table:table-cell office:value-type="float" office:value="-14.424" calcext:value-type="float">
            <text:p>-14,42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66.675" calcext:value-type="float">
            <text:p>166,675</text:p>
          </table:table-cell>
          <table:table-cell office:value-type="float" office:value="-18.326" calcext:value-type="float">
            <text:p>-18,32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66.66" calcext:value-type="float">
            <text:p>166,66</text:p>
          </table:table-cell>
          <table:table-cell office:value-type="float" office:value="-23.551" calcext:value-type="float">
            <text:p>-23,55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65.429" calcext:value-type="float">
            <text:p>165,429</text:p>
          </table:table-cell>
          <table:table-cell office:value-type="float" office:value="-28.036" calcext:value-type="float">
            <text:p>-28,03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64.51" calcext:value-type="float">
            <text:p>164,51</text:p>
          </table:table-cell>
          <table:table-cell office:value-type="float" office:value="-33.103" calcext:value-type="float">
            <text:p>-33,103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62.307" calcext:value-type="float">
            <text:p>162,307</text:p>
          </table:table-cell>
          <table:table-cell office:value-type="float" office:value="-37.647" calcext:value-type="float">
            <text:p>-37,64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160.692" calcext:value-type="float">
            <text:p>160,692</text:p>
          </table:table-cell>
          <table:table-cell office:value-type="float" office:value="-42.867" calcext:value-type="float">
            <text:p>-42,867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158.091" calcext:value-type="float">
            <text:p>158,091</text:p>
          </table:table-cell>
          <table:table-cell office:value-type="float" office:value="-48.021" calcext:value-type="float">
            <text:p>-48,0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5.75" calcext:value-type="float">
            <text:p>155,75</text:p>
          </table:table-cell>
          <table:table-cell office:value-type="float" office:value="-54.282" calcext:value-type="float">
            <text:p>-54,282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152.615" calcext:value-type="float">
            <text:p>152,615</text:p>
          </table:table-cell>
          <table:table-cell office:value-type="float" office:value="-57.752" calcext:value-type="float">
            <text:p>-57,752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149.923" calcext:value-type="float">
            <text:p>149,923</text:p>
          </table:table-cell>
          <table:table-cell office:value-type="float" office:value="-62.826" calcext:value-type="float">
            <text:p>-62,82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146.883" calcext:value-type="float">
            <text:p>146,883</text:p>
          </table:table-cell>
          <table:table-cell office:value-type="float" office:value="-65.7" calcext:value-type="float">
            <text:p>-65,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144.157" calcext:value-type="float">
            <text:p>144,157</text:p>
          </table:table-cell>
          <table:table-cell office:value-type="float" office:value="-69.202" calcext:value-type="float">
            <text:p>-69,20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41.025" calcext:value-type="float">
            <text:p>141,025</text:p>
          </table:table-cell>
          <table:table-cell office:value-type="float" office:value="-70.319" calcext:value-type="float">
            <text:p>-70,319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137.933" calcext:value-type="float">
            <text:p>137,933</text:p>
          </table:table-cell>
          <table:table-cell office:value-type="float" office:value="-72.797" calcext:value-type="float">
            <text:p>-72,79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134.846" calcext:value-type="float">
            <text:p>134,846</text:p>
          </table:table-cell>
          <table:table-cell office:value-type="float" office:value="-73.181" calcext:value-type="float">
            <text:p>-73,181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132.024" calcext:value-type="float">
            <text:p>132,024</text:p>
          </table:table-cell>
          <table:table-cell office:value-type="float" office:value="-74.001" calcext:value-type="float">
            <text:p>-74,001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128.964" calcext:value-type="float">
            <text:p>128,964</text:p>
          </table:table-cell>
          <table:table-cell office:value-type="float" office:value="-72.939" calcext:value-type="float">
            <text:p>-72,93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26.009" calcext:value-type="float">
            <text:p>126,009</text:p>
          </table:table-cell>
          <table:table-cell office:value-type="float" office:value="-72.493" calcext:value-type="float">
            <text:p>-72,49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122.989" calcext:value-type="float">
            <text:p>122,989</text:p>
          </table:table-cell>
          <table:table-cell office:value-type="float" office:value="-70.882" calcext:value-type="float">
            <text:p>-70,88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120.116" calcext:value-type="float">
            <text:p>120,116</text:p>
          </table:table-cell>
          <table:table-cell office:value-type="float" office:value="-69.642" calcext:value-type="float">
            <text:p>-69,642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117.014" calcext:value-type="float">
            <text:p>117,014</text:p>
          </table:table-cell>
          <table:table-cell office:value-type="float" office:value="-66.497" calcext:value-type="float">
            <text:p>-66,497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14.183" calcext:value-type="float">
            <text:p>114,183</text:p>
          </table:table-cell>
          <table:table-cell office:value-type="float" office:value="-63.465" calcext:value-type="float">
            <text:p>-63,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.349" calcext:value-type="float">
            <text:p>111,349</text:p>
          </table:table-cell>
          <table:table-cell office:value-type="float" office:value="-59.223" calcext:value-type="float">
            <text:p>-59,223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108.851" calcext:value-type="float">
            <text:p>108,851</text:p>
          </table:table-cell>
          <table:table-cell office:value-type="float" office:value="-55.548" calcext:value-type="float">
            <text:p>-55,548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06.427" calcext:value-type="float">
            <text:p>106,427</text:p>
          </table:table-cell>
          <table:table-cell office:value-type="float" office:value="-50.147" calcext:value-type="float">
            <text:p>-50,147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04.354" calcext:value-type="float">
            <text:p>104,354</text:p>
          </table:table-cell>
          <table:table-cell office:value-type="float" office:value="-45.609" calcext:value-type="float">
            <text:p>-45,609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02.371" calcext:value-type="float">
            <text:p>102,371</text:p>
          </table:table-cell>
          <table:table-cell office:value-type="float" office:value="-39.587" calcext:value-type="float">
            <text:p>-39,58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01.127" calcext:value-type="float">
            <text:p>101,127</text:p>
          </table:table-cell>
          <table:table-cell office:value-type="float" office:value="-34.216" calcext:value-type="float">
            <text:p>-34,216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99.854" calcext:value-type="float">
            <text:p>99,854</text:p>
          </table:table-cell>
          <table:table-cell office:value-type="float" office:value="-27.306" calcext:value-type="float">
            <text:p>-27,306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99.312" calcext:value-type="float">
            <text:p>99,312</text:p>
          </table:table-cell>
          <table:table-cell office:value-type="float" office:value="-21.541" calcext:value-type="float">
            <text:p>-21,541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98.695" calcext:value-type="float">
            <text:p>98,695</text:p>
          </table:table-cell>
          <table:table-cell office:value-type="float" office:value="-14.006" calcext:value-type="float">
            <text:p>-14,006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98.876" calcext:value-type="float">
            <text:p>98,876</text:p>
          </table:table-cell>
          <table:table-cell office:value-type="float" office:value="-7.684" calcext:value-type="float">
            <text:p>-7,68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98.643" calcext:value-type="float">
            <text:p>98,643</text:p>
          </table:table-cell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99.237" calcext:value-type="float">
            <text:p>99,237</text:p>
          </table:table-cell>
          <table:table-cell office:value-type="float" office:value="7.316" calcext:value-type="float">
            <text:p>7,316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99.586" calcext:value-type="float">
            <text:p>99,586</text:p>
          </table:table-cell>
          <table:table-cell office:value-type="float" office:value="15.555" calcext:value-type="float">
            <text:p>15,555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100.63" calcext:value-type="float">
            <text:p>100,63</text:p>
          </table:table-cell>
          <table:table-cell office:value-type="float" office:value="21.564" calcext:value-type="float">
            <text:p>21,564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101.258" calcext:value-type="float">
            <text:p>101,258</text:p>
          </table:table-cell>
          <table:table-cell office:value-type="float" office:value="28.695" calcext:value-type="float">
            <text:p>28,69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02.946" calcext:value-type="float">
            <text:p>102,946</text:p>
          </table:table-cell>
          <table:table-cell office:value-type="float" office:value="33.814" calcext:value-type="float">
            <text:p>33,814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104.24" calcext:value-type="float">
            <text:p>104,24</text:p>
          </table:table-cell>
          <table:table-cell office:value-type="float" office:value="39.713" calcext:value-type="float">
            <text:p>39,713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106.866" calcext:value-type="float">
            <text:p>106,866</text:p>
          </table:table-cell>
          <table:table-cell office:value-type="float" office:value="43.156" calcext:value-type="float">
            <text:p>43,156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108.744" calcext:value-type="float">
            <text:p>108,744</text:p>
          </table:table-cell>
          <table:table-cell office:value-type="float" office:value="48.163" calcext:value-type="float">
            <text:p>48,163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111.704" calcext:value-type="float">
            <text:p>111,704</text:p>
          </table:table-cell>
          <table:table-cell office:value-type="float" office:value="50.535" calcext:value-type="float">
            <text:p>50,53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14.065" calcext:value-type="float">
            <text:p>114,065</text:p>
          </table:table-cell>
          <table:table-cell office:value-type="float" office:value="53.926" calcext:value-type="float">
            <text:p>53,926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117.07" calcext:value-type="float">
            <text:p>117,07</text:p>
          </table:table-cell>
          <table:table-cell office:value-type="float" office:value="55.152" calcext:value-type="float">
            <text:p>55,152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119.601" calcext:value-type="float">
            <text:p>119,601</text:p>
          </table:table-cell>
          <table:table-cell office:value-type="float" office:value="57.507" calcext:value-type="float">
            <text:p>57,507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122.523" calcext:value-type="float">
            <text:p>122,523</text:p>
          </table:table-cell>
          <table:table-cell office:value-type="float" office:value="57.059" calcext:value-type="float">
            <text:p>57,059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124.77" calcext:value-type="float">
            <text:p>124,77</text:p>
          </table:table-cell>
          <table:table-cell office:value-type="float" office:value="57.664" calcext:value-type="float">
            <text:p>57,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.541" calcext:value-type="float">
            <text:p>127,541</text:p>
          </table:table-cell>
          <table:table-cell office:value-type="float" office:value="54.568" calcext:value-type="float">
            <text:p>54,568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129.558" calcext:value-type="float">
            <text:p>129,558</text:p>
          </table:table-cell>
          <table:table-cell office:value-type="float" office:value="53.202" calcext:value-type="float">
            <text:p>53,202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131.942" calcext:value-type="float">
            <text:p>131,942</text:p>
          </table:table-cell>
          <table:table-cell office:value-type="float" office:value="48.047" calcext:value-type="float">
            <text:p>48,047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133.721" calcext:value-type="float">
            <text:p>133,721</text:p>
          </table:table-cell>
          <table:table-cell office:value-type="float" office:value="44.605" calcext:value-type="float">
            <text:p>44,605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135.762" calcext:value-type="float">
            <text:p>135,762</text:p>
          </table:table-cell>
          <table:table-cell office:value-type="float" office:value="37.281" calcext:value-type="float">
            <text:p>37,281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37.181" calcext:value-type="float">
            <text:p>137,181</text:p>
          </table:table-cell>
          <table:table-cell office:value-type="float" office:value="32.195" calcext:value-type="float">
            <text:p>32,195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138.839" calcext:value-type="float">
            <text:p>138,839</text:p>
          </table:table-cell>
          <table:table-cell office:value-type="float" office:value="23.733" calcext:value-type="float">
            <text:p>23,733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139.607" calcext:value-type="float">
            <text:p>139,607</text:p>
          </table:table-cell>
          <table:table-cell office:value-type="float" office:value="18.14" calcext:value-type="float">
            <text:p>18,14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40.664" calcext:value-type="float">
            <text:p>140,664</text:p>
          </table:table-cell>
          <table:table-cell office:value-type="float" office:value="9.889" calcext:value-type="float">
            <text:p>9,889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140.533" calcext:value-type="float">
            <text:p>140,533</text:p>
          </table:table-cell>
          <table:table-cell office:value-type="float" office:value="4.001" calcext:value-type="float">
            <text:p>4,00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40.828" calcext:value-type="float">
            <text:p>140,828</text:p>
          </table:table-cell>
          <table:table-cell office:value-type="float" office:value="-3.927" calcext:value-type="float">
            <text:p>-3,927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139.439" calcext:value-type="float">
            <text:p>139,439</text:p>
          </table:table-cell>
          <table:table-cell office:value-type="float" office:value="-9.61" calcext:value-type="float">
            <text:p>-9,61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138.918" calcext:value-type="float">
            <text:p>138,918</text:p>
          </table:table-cell>
          <table:table-cell office:value-type="float" office:value="-17.377" calcext:value-type="float">
            <text:p>-17,377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136.763" calcext:value-type="float">
            <text:p>136,763</text:p>
          </table:table-cell>
          <table:table-cell office:value-type="float" office:value="-23.048" calcext:value-type="float">
            <text:p>-23,048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135.654" calcext:value-type="float">
            <text:p>135,654</text:p>
          </table:table-cell>
          <table:table-cell office:value-type="float" office:value="-30.136" calcext:value-type="float">
            <text:p>-30,13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33.474" calcext:value-type="float">
            <text:p>133,474</text:p>
          </table:table-cell>
          <table:table-cell office:value-type="float" office:value="-34.98" calcext:value-type="float">
            <text:p>-34,98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131.959" calcext:value-type="float">
            <text:p>131,959</text:p>
          </table:table-cell>
          <table:table-cell office:value-type="float" office:value="-41.261" calcext:value-type="float">
            <text:p>-41,261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129.586" calcext:value-type="float">
            <text:p>129,586</text:p>
          </table:table-cell>
          <table:table-cell office:value-type="float" office:value="-44.592" calcext:value-type="float">
            <text:p>-44,592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127.955" calcext:value-type="float">
            <text:p>127,955</text:p>
          </table:table-cell>
          <table:table-cell office:value-type="float" office:value="-49.659" calcext:value-type="float">
            <text:p>-49,659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125.336" calcext:value-type="float">
            <text:p>125,336</text:p>
          </table:table-cell>
          <table:table-cell office:value-type="float" office:value="-51.132" calcext:value-type="float">
            <text:p>-51,13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23.352" calcext:value-type="float">
            <text:p>123,352</text:p>
          </table:table-cell>
          <table:table-cell office:value-type="float" office:value="-54.723" calcext:value-type="float">
            <text:p>-54,723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120.757" calcext:value-type="float">
            <text:p>120,757</text:p>
          </table:table-cell>
          <table:table-cell office:value-type="float" office:value="-54.809" calcext:value-type="float">
            <text:p>-54,809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118.619" calcext:value-type="float">
            <text:p>118,619</text:p>
          </table:table-cell>
          <table:table-cell office:value-type="float" office:value="-56.939" calcext:value-type="float">
            <text:p>-56,939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115.908" calcext:value-type="float">
            <text:p>115,908</text:p>
          </table:table-cell>
          <table:table-cell office:value-type="float" office:value="-56.51" calcext:value-type="float">
            <text:p>-56,51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113.778" calcext:value-type="float">
            <text:p>113,778</text:p>
          </table:table-cell>
          <table:table-cell office:value-type="float" office:value="-57.214" calcext:value-type="float">
            <text:p>-57,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033" calcext:value-type="float">
            <text:p>111,033</text:p>
          </table:table-cell>
          <table:table-cell office:value-type="float" office:value="-55.998" calcext:value-type="float">
            <text:p>-55,998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108.76" calcext:value-type="float">
            <text:p>108,76</text:p>
          </table:table-cell>
          <table:table-cell office:value-type="float" office:value="-54.76" calcext:value-type="float">
            <text:p>-54,76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-52.182" calcext:value-type="float">
            <text:p>-52,182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103.878" calcext:value-type="float">
            <text:p>103,878</text:p>
          </table:table-cell>
          <table:table-cell office:value-type="float" office:value="-49.499" calcext:value-type="float">
            <text:p>-49,499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101.49" calcext:value-type="float">
            <text:p>101,49</text:p>
          </table:table-cell>
          <table:table-cell office:value-type="float" office:value="-45.848" calcext:value-type="float">
            <text:p>-45,84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99.568" calcext:value-type="float">
            <text:p>99,568</text:p>
          </table:table-cell>
          <table:table-cell office:value-type="float" office:value="-41.573" calcext:value-type="float">
            <text:p>-41,573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97.63" calcext:value-type="float">
            <text:p>97,63</text:p>
          </table:table-cell>
          <table:table-cell office:value-type="float" office:value="-37.001" calcext:value-type="float">
            <text:p>-37,001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95.987" calcext:value-type="float">
            <text:p>95,987</text:p>
          </table:table-cell>
          <table:table-cell office:value-type="float" office:value="-32.154" calcext:value-type="float">
            <text:p>-32,154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95.099" calcext:value-type="float">
            <text:p>95,099</text:p>
          </table:table-cell>
          <table:table-cell office:value-type="float" office:value="-26.687" calcext:value-type="float">
            <text:p>-26,687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94.027" calcext:value-type="float">
            <text:p>94,027</text:p>
          </table:table-cell>
          <table:table-cell office:value-type="float" office:value="-20.357" calcext:value-type="float">
            <text:p>-20,35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93.653" calcext:value-type="float">
            <text:p>93,653</text:p>
          </table:table-cell>
          <table:table-cell office:value-type="float" office:value="-14.886" calcext:value-type="float">
            <text:p>-14,886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93.248" calcext:value-type="float">
            <text:p>93,248</text:p>
          </table:table-cell>
          <table:table-cell office:value-type="float" office:value="-8.168" calcext:value-type="float">
            <text:p>-8,168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93.675" calcext:value-type="float">
            <text:p>93,6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93.707" calcext:value-type="float">
            <text:p>93,707</text:p>
          </table:table-cell>
          <table:table-cell office:value-type="float" office:value="4.779" calcext:value-type="float">
            <text:p>4,779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94.485" calcext:value-type="float">
            <text:p>94,485</text:p>
          </table:table-cell>
          <table:table-cell office:value-type="float" office:value="11.485" calcext:value-type="float">
            <text:p>11,48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95.021" calcext:value-type="float">
            <text:p>95,021</text:p>
          </table:table-cell>
          <table:table-cell office:value-type="float" office:value="18.834" calcext:value-type="float">
            <text:p>18,834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96.546" calcext:value-type="float">
            <text:p>96,546</text:p>
          </table:table-cell>
          <table:table-cell office:value-type="float" office:value="24.801" calcext:value-type="float">
            <text:p>24,801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97.152" calcext:value-type="float">
            <text:p>97,152</text:p>
          </table:table-cell>
          <table:table-cell office:value-type="float" office:value="31.195" calcext:value-type="float">
            <text:p>31,195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98.977" calcext:value-type="float">
            <text:p>98,977</text:p>
          </table:table-cell>
          <table:table-cell office:value-type="float" office:value="36.289" calcext:value-type="float">
            <text:p>36,289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100.29" calcext:value-type="float">
            <text:p>100,29</text:p>
          </table:table-cell>
          <table:table-cell office:value-type="float" office:value="41.869" calcext:value-type="float">
            <text:p>41,869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02.435" calcext:value-type="float">
            <text:p>102,435</text:p>
          </table:table-cell>
          <table:table-cell office:value-type="float" office:value="45.606" calcext:value-type="float">
            <text:p>45,606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104.521" calcext:value-type="float">
            <text:p>104,521</text:p>
          </table:table-cell>
          <table:table-cell office:value-type="float" office:value="50.088" calcext:value-type="float">
            <text:p>50,088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107.287" calcext:value-type="float">
            <text:p>107,287</text:p>
          </table:table-cell>
          <table:table-cell office:value-type="float" office:value="52.864" calcext:value-type="float">
            <text:p>52,864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109.979" calcext:value-type="float">
            <text:p>109,979</text:p>
          </table:table-cell>
          <table:table-cell office:value-type="float" office:value="55.985" calcext:value-type="float">
            <text:p>55,985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112.744" calcext:value-type="float">
            <text:p>112,744</text:p>
          </table:table-cell>
          <table:table-cell office:value-type="float" office:value="56.989" calcext:value-type="float">
            <text:p>56,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.426" calcext:value-type="float">
            <text:p>115,426</text:p>
          </table:table-cell>
          <table:table-cell office:value-type="float" office:value="59.531" calcext:value-type="float">
            <text:p>59,531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118.37" calcext:value-type="float">
            <text:p>118,37</text:p>
          </table:table-cell>
          <table:table-cell office:value-type="float" office:value="59.504" calcext:value-type="float">
            <text:p>59,504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121.039" calcext:value-type="float">
            <text:p>121,039</text:p>
          </table:table-cell>
          <table:table-cell office:value-type="float" office:value="60.462" calcext:value-type="float">
            <text:p>60,462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123.76" calcext:value-type="float">
            <text:p>123,76</text:p>
          </table:table-cell>
          <table:table-cell office:value-type="float" office:value="59.365" calcext:value-type="float">
            <text:p>59,365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126.204" calcext:value-type="float">
            <text:p>126,204</text:p>
          </table:table-cell>
          <table:table-cell office:value-type="float" office:value="57.702" calcext:value-type="float">
            <text:p>57,702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28.612" calcext:value-type="float">
            <text:p>128,612</text:p>
          </table:table-cell>
          <table:table-cell office:value-type="float" office:value="54.135" calcext:value-type="float">
            <text:p>54,135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30.739" calcext:value-type="float">
            <text:p>130,739</text:p>
          </table:table-cell>
          <table:table-cell office:value-type="float" office:value="49.728" calcext:value-type="float">
            <text:p>49,728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132.871" calcext:value-type="float">
            <text:p>132,871</text:p>
          </table:table-cell>
          <table:table-cell office:value-type="float" office:value="44.43" calcext:value-type="float">
            <text:p>44,43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134.68" calcext:value-type="float">
            <text:p>134,68</text:p>
          </table:table-cell>
          <table:table-cell office:value-type="float" office:value="38.614" calcext:value-type="float">
            <text:p>38,614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136.567" calcext:value-type="float">
            <text:p>136,567</text:p>
          </table:table-cell>
          <table:table-cell office:value-type="float" office:value="32.197" calcext:value-type="float">
            <text:p>32,19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38.054" calcext:value-type="float">
            <text:p>138,054</text:p>
          </table:table-cell>
          <table:table-cell office:value-type="float" office:value="25.281" calcext:value-type="float">
            <text:p>25,281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139.142" calcext:value-type="float">
            <text:p>139,142</text:p>
          </table:table-cell>
          <table:table-cell office:value-type="float" office:value="18.163" calcext:value-type="float">
            <text:p>18,163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139.768" calcext:value-type="float">
            <text:p>139,768</text:p>
          </table:table-cell>
          <table:table-cell office:value-type="float" office:value="11.249" calcext:value-type="float">
            <text:p>11,249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139.816" calcext:value-type="float">
            <text:p>139,816</text:p>
          </table:table-cell>
          <table:table-cell office:value-type="float" office:value="3.984" calcext:value-type="float">
            <text:p>3,984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139.402" calcext:value-type="float">
            <text:p>139,402</text:p>
          </table:table-cell>
          <table:table-cell office:value-type="float" office:value="-2.742" calcext:value-type="float">
            <text:p>-2,74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38.594" calcext:value-type="float">
            <text:p>138,594</text:p>
          </table:table-cell>
          <table:table-cell office:value-type="float" office:value="-9.767" calcext:value-type="float">
            <text:p>-9,767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137.688" calcext:value-type="float">
            <text:p>137,688</text:p>
          </table:table-cell>
          <table:table-cell office:value-type="float" office:value="-16.583" calcext:value-type="float">
            <text:p>-16,583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136.207" calcext:value-type="float">
            <text:p>136,207</text:p>
          </table:table-cell>
          <table:table-cell office:value-type="float" office:value="-23.422" calcext:value-type="float">
            <text:p>-23,422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134.658" calcext:value-type="float">
            <text:p>134,658</text:p>
          </table:table-cell>
          <table:table-cell office:value-type="float" office:value="-29.884" calcext:value-type="float">
            <text:p>-29,884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132.953" calcext:value-type="float">
            <text:p>132,953</text:p>
          </table:table-cell>
          <table:table-cell office:value-type="float" office:value="-35.473" calcext:value-type="float">
            <text:p>-35,473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31.002" calcext:value-type="float">
            <text:p>131,002</text:p>
          </table:table-cell>
          <table:table-cell office:value-type="float" office:value="-40.813" calcext:value-type="float">
            <text:p>-40,813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office:value-type="float" office:value="129.093" calcext:value-type="float">
            <text:p>129,093</text:p>
          </table:table-cell>
          <table:table-cell office:value-type="float" office:value="-45.099" calcext:value-type="float">
            <text:p>-45,099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127.011" calcext:value-type="float">
            <text:p>127,011</text:p>
          </table:table-cell>
          <table:table-cell office:value-type="float" office:value="-48.977" calcext:value-type="float">
            <text:p>-48,977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124.73" calcext:value-type="float">
            <text:p>124,73</text:p>
          </table:table-cell>
          <table:table-cell office:value-type="float" office:value="-51.997" calcext:value-type="float">
            <text:p>-51,997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122.514" calcext:value-type="float">
            <text:p>122,514</text:p>
          </table:table-cell>
          <table:table-cell office:value-type="float" office:value="-55.187" calcext:value-type="float">
            <text:p>-55,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.124" calcext:value-type="float">
            <text:p>120,124</text:p>
          </table:table-cell>
          <table:table-cell office:value-type="float" office:value="-56.765" calcext:value-type="float">
            <text:p>-56,765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117.859" calcext:value-type="float">
            <text:p>117,859</text:p>
          </table:table-cell>
          <table:table-cell office:value-type="float" office:value="-58.311" calcext:value-type="float">
            <text:p>-58,311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115.28" calcext:value-type="float">
            <text:p>115,28</text:p>
          </table:table-cell>
          <table:table-cell office:value-type="float" office:value="-58.937" calcext:value-type="float">
            <text:p>-58,937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12.756" calcext:value-type="float">
            <text:p>112,756</text:p>
          </table:table-cell>
          <table:table-cell office:value-type="float" office:value="-58.983" calcext:value-type="float">
            <text:p>-58,983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110.016" calcext:value-type="float">
            <text:p>110,016</text:p>
          </table:table-cell>
          <table:table-cell office:value-type="float" office:value="-58.674" calcext:value-type="float">
            <text:p>-58,67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07.396" calcext:value-type="float">
            <text:p>107,396</text:p>
          </table:table-cell>
          <table:table-cell office:value-type="float" office:value="-57.318" calcext:value-type="float">
            <text:p>-57,318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104.576" calcext:value-type="float">
            <text:p>104,576</text:p>
          </table:table-cell>
          <table:table-cell office:value-type="float" office:value="-54.587" calcext:value-type="float">
            <text:p>-54,587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102.148" calcext:value-type="float">
            <text:p>102,148</text:p>
          </table:table-cell>
          <table:table-cell office:value-type="float" office:value="-51.915" calcext:value-type="float">
            <text:p>-51,915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99.671" calcext:value-type="float">
            <text:p>99,671</text:p>
          </table:table-cell>
          <table:table-cell office:value-type="float" office:value="-48.092" calcext:value-type="float">
            <text:p>-48,092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97.591" calcext:value-type="float">
            <text:p>97,591</text:p>
          </table:table-cell>
          <table:table-cell office:value-type="float" office:value="-44.267" calcext:value-type="float">
            <text:p>-44,26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95.612" calcext:value-type="float">
            <text:p>95,612</text:p>
          </table:table-cell>
          <table:table-cell office:value-type="float" office:value="-39.244" calcext:value-type="float">
            <text:p>-39,244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93.889" calcext:value-type="float">
            <text:p>93,889</text:p>
          </table:table-cell>
          <table:table-cell office:value-type="float" office:value="-33.935" calcext:value-type="float">
            <text:p>-33,935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92.62" calcext:value-type="float">
            <text:p>92,62</text:p>
          </table:table-cell>
          <table:table-cell office:value-type="float" office:value="-28.28" calcext:value-type="float">
            <text:p>-28,28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91.978" calcext:value-type="float">
            <text:p>91,978</text:p>
          </table:table-cell>
          <table:table-cell office:value-type="float" office:value="-22.387" calcext:value-type="float">
            <text:p>-22,387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91.365" calcext:value-type="float">
            <text:p>91,365</text:p>
          </table:table-cell>
          <table:table-cell office:value-type="float" office:value="-15.489" calcext:value-type="float">
            <text:p>-15,48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1.269" calcext:value-type="float">
            <text:p>91,269</text:p>
          </table:table-cell>
          <table:table-cell office:value-type="float" office:value="-9.613" calcext:value-type="float">
            <text:p>-9,613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91.299" calcext:value-type="float">
            <text:p>91,299</text:p>
          </table:table-cell>
          <table:table-cell office:value-type="float" office:value="-2.822" calcext:value-type="float">
            <text:p>-2,822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91.734" calcext:value-type="float">
            <text:p>91,734</text:p>
          </table:table-cell>
          <table:table-cell office:value-type="float" office:value="3.684" calcext:value-type="float">
            <text:p>3,684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92.395" calcext:value-type="float">
            <text:p>92,395</text:p>
          </table:table-cell>
          <table:table-cell office:value-type="float" office:value="10.766" calcext:value-type="float">
            <text:p>10,766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93.048" calcext:value-type="float">
            <text:p>93,048</text:p>
          </table:table-cell>
          <table:table-cell office:value-type="float" office:value="17.217" calcext:value-type="float">
            <text:p>17,21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93.963" calcext:value-type="float">
            <text:p>93,963</text:p>
          </table:table-cell>
          <table:table-cell office:value-type="float" office:value="24.121" calcext:value-type="float">
            <text:p>24,121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95.282" calcext:value-type="float">
            <text:p>95,282</text:p>
          </table:table-cell>
          <table:table-cell office:value-type="float" office:value="29.615" calcext:value-type="float">
            <text:p>29,615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96.381" calcext:value-type="float">
            <text:p>96,381</text:p>
          </table:table-cell>
          <table:table-cell office:value-type="float" office:value="35.355" calcext:value-type="float">
            <text:p>35,355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97.978" calcext:value-type="float">
            <text:p>97,978</text:p>
          </table:table-cell>
          <table:table-cell office:value-type="float" office:value="40.064" calcext:value-type="float">
            <text:p>40,064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99.801" calcext:value-type="float">
            <text:p>99,801</text:p>
          </table:table-cell>
          <table:table-cell office:value-type="float" office:value="45.156" calcext:value-type="float">
            <text:p>45,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072" calcext:value-type="float">
            <text:p>102,072</text:p>
          </table:table-cell>
          <table:table-cell office:value-type="float" office:value="48.758" calcext:value-type="float">
            <text:p>48,758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104.219" calcext:value-type="float">
            <text:p>104,219</text:p>
          </table:table-cell>
          <table:table-cell office:value-type="float" office:value="52.636" calcext:value-type="float">
            <text:p>52,636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107.092" calcext:value-type="float">
            <text:p>107,092</text:p>
          </table:table-cell>
          <table:table-cell office:value-type="float" office:value="55.444" calcext:value-type="float">
            <text:p>55,444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09.747" calcext:value-type="float">
            <text:p>109,747</text:p>
          </table:table-cell>
          <table:table-cell office:value-type="float" office:value="58.392" calcext:value-type="float">
            <text:p>58,392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office:value-type="float" office:value="112.578" calcext:value-type="float">
            <text:p>112,578</text:p>
          </table:table-cell>
          <table:table-cell office:value-type="float" office:value="59.451" calcext:value-type="float">
            <text:p>59,45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15.307" calcext:value-type="float">
            <text:p>115,307</text:p>
          </table:table-cell>
          <table:table-cell office:value-type="float" office:value="61.656" calcext:value-type="float">
            <text:p>61,656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118.392" calcext:value-type="float">
            <text:p>118,392</text:p>
          </table:table-cell>
          <table:table-cell office:value-type="float" office:value="61.865" calcext:value-type="float">
            <text:p>61,865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120.989" calcext:value-type="float">
            <text:p>120,989</text:p>
          </table:table-cell>
          <table:table-cell office:value-type="float" office:value="62.398" calcext:value-type="float">
            <text:p>62,398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office:value-type="float" office:value="123.977" calcext:value-type="float">
            <text:p>123,977</text:p>
          </table:table-cell>
          <table:table-cell office:value-type="float" office:value="60.479" calcext:value-type="float">
            <text:p>60,479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office:value-type="float" office:value="126.314" calcext:value-type="float">
            <text:p>126,314</text:p>
          </table:table-cell>
          <table:table-cell office:value-type="float" office:value="59.497" calcext:value-type="float">
            <text:p>59,49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28.999" calcext:value-type="float">
            <text:p>128,999</text:p>
          </table:table-cell>
          <table:table-cell office:value-type="float" office:value="55.55" calcext:value-type="float">
            <text:p>55,55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office:value-type="float" office:value="130.953" calcext:value-type="float">
            <text:p>130,953</text:p>
          </table:table-cell>
          <table:table-cell office:value-type="float" office:value="52.403" calcext:value-type="float">
            <text:p>52,403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office:value-type="float" office:value="133.374" calcext:value-type="float">
            <text:p>133,374</text:p>
          </table:table-cell>
          <table:table-cell office:value-type="float" office:value="47.443" calcext:value-type="float">
            <text:p>47,443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office:value-type="float" office:value="135.097" calcext:value-type="float">
            <text:p>135,097</text:p>
          </table:table-cell>
          <table:table-cell office:value-type="float" office:value="43.045" calcext:value-type="float">
            <text:p>43,045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137.24" calcext:value-type="float">
            <text:p>137,24</text:p>
          </table:table-cell>
          <table:table-cell office:value-type="float" office:value="35.682" calcext:value-type="float">
            <text:p>35,682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38.359" calcext:value-type="float">
            <text:p>138,359</text:p>
          </table:table-cell>
          <table:table-cell office:value-type="float" office:value="30.338" calcext:value-type="float">
            <text:p>30,338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office:value-type="float" office:value="139.917" calcext:value-type="float">
            <text:p>139,917</text:p>
          </table:table-cell>
          <table:table-cell office:value-type="float" office:value="22.191" calcext:value-type="float">
            <text:p>22,191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140.423" calcext:value-type="float">
            <text:p>140,423</text:p>
          </table:table-cell>
          <table:table-cell office:value-type="float" office:value="16.117" calcext:value-type="float">
            <text:p>16,117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141.189" calcext:value-type="float">
            <text:p>141,189</text:p>
          </table:table-cell>
          <table:table-cell office:value-type="float" office:value="7.851" calcext:value-type="float">
            <text:p>7,851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office:value-type="float" office:value="141.044" calcext:value-type="float">
            <text:p>141,044</text:p>
          </table:table-cell>
          <table:table-cell office:value-type="float" office:value="1.957" calcext:value-type="float">
            <text:p>1,95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41.134" calcext:value-type="float">
            <text:p>141,134</text:p>
          </table:table-cell>
          <table:table-cell office:value-type="float" office:value="-6.062" calcext:value-type="float">
            <text:p>-6,062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office:value-type="float" office:value="139.801" calcext:value-type="float">
            <text:p>139,801</text:p>
          </table:table-cell>
          <table:table-cell office:value-type="float" office:value="-11.9" calcext:value-type="float">
            <text:p>-11,9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139.192" calcext:value-type="float">
            <text:p>139,192</text:p>
          </table:table-cell>
          <table:table-cell office:value-type="float" office:value="-19.892" calcext:value-type="float">
            <text:p>-19,892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137.291" calcext:value-type="float">
            <text:p>137,291</text:p>
          </table:table-cell>
          <table:table-cell office:value-type="float" office:value="-24.96" calcext:value-type="float">
            <text:p>-24,96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135.985" calcext:value-type="float">
            <text:p>135,985</text:p>
          </table:table-cell>
          <table:table-cell office:value-type="float" office:value="-32.273" calcext:value-type="float">
            <text:p>-32,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.709" calcext:value-type="float">
            <text:p>133,709</text:p>
          </table:table-cell>
          <table:table-cell office:value-type="float" office:value="-36.631" calcext:value-type="float">
            <text:p>-36,631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office:value-type="float" office:value="132.127" calcext:value-type="float">
            <text:p>132,127</text:p>
          </table:table-cell>
          <table:table-cell office:value-type="float" office:value="-42.735" calcext:value-type="float">
            <text:p>-42,735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129.737" calcext:value-type="float">
            <text:p>129,737</text:p>
          </table:table-cell>
          <table:table-cell office:value-type="float" office:value="-46.225" calcext:value-type="float">
            <text:p>-46,225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127.957" calcext:value-type="float">
            <text:p>127,957</text:p>
          </table:table-cell>
          <table:table-cell office:value-type="float" office:value="-51.06" calcext:value-type="float">
            <text:p>-51,06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25.304" calcext:value-type="float">
            <text:p>125,304</text:p>
          </table:table-cell>
          <table:table-cell office:value-type="float" office:value="-52.387" calcext:value-type="float">
            <text:p>-52,38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23.383" calcext:value-type="float">
            <text:p>123,383</text:p>
          </table:table-cell>
          <table:table-cell office:value-type="float" office:value="-55.994" calcext:value-type="float">
            <text:p>-55,994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120.554" calcext:value-type="float">
            <text:p>120,554</text:p>
          </table:table-cell>
          <table:table-cell office:value-type="float" office:value="-56.524" calcext:value-type="float">
            <text:p>-56,524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office:value-type="float" office:value="118.444" calcext:value-type="float">
            <text:p>118,444</text:p>
          </table:table-cell>
          <table:table-cell office:value-type="float" office:value="-58.68" calcext:value-type="float">
            <text:p>-58,68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115.548" calcext:value-type="float">
            <text:p>115,548</text:p>
          </table:table-cell>
          <table:table-cell office:value-type="float" office:value="-57.955" calcext:value-type="float">
            <text:p>-57,955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113.309" calcext:value-type="float">
            <text:p>113,309</text:p>
          </table:table-cell>
          <table:table-cell office:value-type="float" office:value="-58.892" calcext:value-type="float">
            <text:p>-58,892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10.498" calcext:value-type="float">
            <text:p>110,498</text:p>
          </table:table-cell>
          <table:table-cell office:value-type="float" office:value="-57.362" calcext:value-type="float">
            <text:p>-57,362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office:value-type="float" office:value="108.369" calcext:value-type="float">
            <text:p>108,369</text:p>
          </table:table-cell>
          <table:table-cell office:value-type="float" office:value="-57.017" calcext:value-type="float">
            <text:p>-57,017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105.596" calcext:value-type="float">
            <text:p>105,596</text:p>
          </table:table-cell>
          <table:table-cell office:value-type="float" office:value="-53.555" calcext:value-type="float">
            <text:p>-53,555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103.377" calcext:value-type="float">
            <text:p>103,377</text:p>
          </table:table-cell>
          <table:table-cell office:value-type="float" office:value="-52.108" calcext:value-type="float">
            <text:p>-52,108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100.777" calcext:value-type="float">
            <text:p>100,777</text:p>
          </table:table-cell>
          <table:table-cell office:value-type="float" office:value="-47.418" calcext:value-type="float">
            <text:p>-47,418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98.936" calcext:value-type="float">
            <text:p>98,936</text:p>
          </table:table-cell>
          <table:table-cell office:value-type="float" office:value="-44.759" calcext:value-type="float">
            <text:p>-44,759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96.792" calcext:value-type="float">
            <text:p>96,792</text:p>
          </table:table-cell>
          <table:table-cell office:value-type="float" office:value="-39.35" calcext:value-type="float">
            <text:p>-39,35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95.32" calcext:value-type="float">
            <text:p>95,32</text:p>
          </table:table-cell>
          <table:table-cell office:value-type="float" office:value="-35.301" calcext:value-type="float">
            <text:p>-35,301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93.747" calcext:value-type="float">
            <text:p>93,747</text:p>
          </table:table-cell>
          <table:table-cell office:value-type="float" office:value="-29.683" calcext:value-type="float">
            <text:p>-29,683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93.171" calcext:value-type="float">
            <text:p>93,171</text:p>
          </table:table-cell>
          <table:table-cell office:value-type="float" office:value="-25.267" calcext:value-type="float">
            <text:p>-25,26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92.119" calcext:value-type="float">
            <text:p>92,119</text:p>
          </table:table-cell>
          <table:table-cell office:value-type="float" office:value="-18.963" calcext:value-type="float">
            <text:p>-18,963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92.103" calcext:value-type="float">
            <text:p>92,103</text:p>
          </table:table-cell>
          <table:table-cell office:value-type="float" office:value="-13.745" calcext:value-type="float">
            <text:p>-13,745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91.589" calcext:value-type="float">
            <text:p>91,589</text:p>
          </table:table-cell>
          <table:table-cell office:value-type="float" office:value="-7.303" calcext:value-type="float">
            <text:p>-7,303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office:value-type="float" office:value="91.938" calcext:value-type="float">
            <text:p>91,938</text:p>
          </table:table-cell>
          <table:table-cell office:value-type="float" office:value="-1.659" calcext:value-type="float">
            <text:p>-1,659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92.128" calcext:value-type="float">
            <text:p>92,128</text:p>
          </table:table-cell>
          <table:table-cell office:value-type="float" office:value="5.089" calcext:value-type="float">
            <text:p>5,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688" calcext:value-type="float">
            <text:p>92,688</text:p>
          </table:table-cell>
          <table:table-cell office:value-type="float" office:value="11.147" calcext:value-type="float">
            <text:p>11,147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93.209" calcext:value-type="float">
            <text:p>93,209</text:p>
          </table:table-cell>
          <table:table-cell office:value-type="float" office:value="17.546" calcext:value-type="float">
            <text:p>17,546</text:p>
          </table:table-cell>
        </table:table-row>
        <table:table-row table:style-name="ro1">
          <table:table-cell office:value-type="float" office:value="8.08" calcext:value-type="float">
            <text:p>8,08</text:p>
          </table:table-cell>
          <table:table-cell office:value-type="float" office:value="94.218" calcext:value-type="float">
            <text:p>94,218</text:p>
          </table:table-cell>
          <table:table-cell office:value-type="float" office:value="23.216" calcext:value-type="float">
            <text:p>23,216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95.13" calcext:value-type="float">
            <text:p>95,13</text:p>
          </table:table-cell>
          <table:table-cell office:value-type="float" office:value="29.527" calcext:value-type="float">
            <text:p>29,527</text:p>
          </table:table-cell>
        </table:table-row>
        <table:table-row table:style-name="ro1">
          <table:table-cell office:value-type="float" office:value="8.16" calcext:value-type="float">
            <text:p>8,16</text:p>
          </table:table-cell>
          <table:table-cell office:value-type="float" office:value="96.395" calcext:value-type="float">
            <text:p>96,395</text:p>
          </table:table-cell>
          <table:table-cell office:value-type="float" office:value="34.428" calcext:value-type="float">
            <text:p>34,428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97.941" calcext:value-type="float">
            <text:p>97,941</text:p>
          </table:table-cell>
          <table:table-cell office:value-type="float" office:value="39.919" calcext:value-type="float">
            <text:p>39,919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office:value-type="float" office:value="99.846" calcext:value-type="float">
            <text:p>99,846</text:p>
          </table:table-cell>
          <table:table-cell office:value-type="float" office:value="44.215" calcext:value-type="float">
            <text:p>44,215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office:value-type="float" office:value="102.008" calcext:value-type="float">
            <text:p>102,008</text:p>
          </table:table-cell>
          <table:table-cell office:value-type="float" office:value="48.848" calcext:value-type="float">
            <text:p>48,848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office:value-type="float" office:value="104.274" calcext:value-type="float">
            <text:p>104,274</text:p>
          </table:table-cell>
          <table:table-cell office:value-type="float" office:value="52.493" calcext:value-type="float">
            <text:p>52,493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  <table:table-cell office:value-type="float" office:value="107.101" calcext:value-type="float">
            <text:p>107,101</text:p>
          </table:table-cell>
          <table:table-cell office:value-type="float" office:value="56.073" calcext:value-type="float">
            <text:p>56,07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09.835" calcext:value-type="float">
            <text:p>109,835</text:p>
          </table:table-cell>
          <table:table-cell office:value-type="float" office:value="58.258" calcext:value-type="float">
            <text:p>58,258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  <table:table-cell office:value-type="float" office:value="112.759" calcext:value-type="float">
            <text:p>112,759</text:p>
          </table:table-cell>
          <table:table-cell office:value-type="float" office:value="60.625" calcext:value-type="float">
            <text:p>60,625</text:p>
          </table:table-cell>
        </table:table-row>
        <table:table-row table:style-name="ro1">
          <table:table-cell office:value-type="float" office:value="8.48" calcext:value-type="float">
            <text:p>8,48</text:p>
          </table:table-cell>
          <table:table-cell office:value-type="float" office:value="115.54" calcext:value-type="float">
            <text:p>115,54</text:p>
          </table:table-cell>
          <table:table-cell office:value-type="float" office:value="61.876" calcext:value-type="float">
            <text:p>61,876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office:value-type="float" office:value="118.468" calcext:value-type="float">
            <text:p>118,468</text:p>
          </table:table-cell>
          <table:table-cell office:value-type="float" office:value="62.86" calcext:value-type="float">
            <text:p>62,86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  <table:table-cell office:value-type="float" office:value="121.437" calcext:value-type="float">
            <text:p>121,437</text:p>
          </table:table-cell>
          <table:table-cell office:value-type="float" office:value="62.105" calcext:value-type="float">
            <text:p>62,10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24.184" calcext:value-type="float">
            <text:p>124,184</text:p>
          </table:table-cell>
          <table:table-cell office:value-type="float" office:value="61.221" calcext:value-type="float">
            <text:p>61,221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office:value-type="float" office:value="126.853" calcext:value-type="float">
            <text:p>126,853</text:p>
          </table:table-cell>
          <table:table-cell office:value-type="float" office:value="58.718" calcext:value-type="float">
            <text:p>58,718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129.173" calcext:value-type="float">
            <text:p>129,173</text:p>
          </table:table-cell>
          <table:table-cell office:value-type="float" office:value="55.379" calcext:value-type="float">
            <text:p>55,379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131.505" calcext:value-type="float">
            <text:p>131,505</text:p>
          </table:table-cell>
          <table:table-cell office:value-type="float" office:value="50.417" calcext:value-type="float">
            <text:p>50,417</text:p>
          </table:table-cell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133.52" calcext:value-type="float">
            <text:p>133,52</text:p>
          </table:table-cell>
          <table:table-cell office:value-type="float" office:value="45.548" calcext:value-type="float">
            <text:p>45,548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35.656" calcext:value-type="float">
            <text:p>135,656</text:p>
          </table:table-cell>
          <table:table-cell office:value-type="float" office:value="38.848" calcext:value-type="float">
            <text:p>38,848</text:p>
          </table:table-cell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137.109" calcext:value-type="float">
            <text:p>137,109</text:p>
          </table:table-cell>
          <table:table-cell office:value-type="float" office:value="32.866" calcext:value-type="float">
            <text:p>32,866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138.74" calcext:value-type="float">
            <text:p>138,74</text:p>
          </table:table-cell>
          <table:table-cell office:value-type="float" office:value="24.842" calcext:value-type="float">
            <text:p>24,842</text:p>
          </table:table-cell>
        </table:table-row>
        <table:table-row table:style-name="ro1">
          <table:table-cell office:value-type="float" office:value="8.92" calcext:value-type="float">
            <text:p>8,92</text:p>
          </table:table-cell>
          <table:table-cell office:value-type="float" office:value="139.505" calcext:value-type="float">
            <text:p>139,505</text:p>
          </table:table-cell>
          <table:table-cell office:value-type="float" office:value="17.958" calcext:value-type="float">
            <text:p>17,958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140.328" calcext:value-type="float">
            <text:p>140,328</text:p>
          </table:table-cell>
          <table:table-cell office:value-type="float" office:value="10.396" calcext:value-type="float">
            <text:p>10,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.085" calcext:value-type="float">
            <text:p>140,085</text:p>
          </table:table-cell>
          <table:table-cell office:value-type="float" office:value="3.667" calcext:value-type="float">
            <text:p>3,667</text:p>
          </table:table-cell>
        </table:table-row>
        <table:table-row table:style-name="ro1">
          <table:table-cell office:value-type="float" office:value="9.04" calcext:value-type="float">
            <text:p>9,04</text:p>
          </table:table-cell>
          <table:table-cell office:value-type="float" office:value="140.088" calcext:value-type="float">
            <text:p>140,088</text:p>
          </table:table-cell>
          <table:table-cell office:value-type="float" office:value="-3.575" calcext:value-type="float">
            <text:p>-3,575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138.849" calcext:value-type="float">
            <text:p>138,849</text:p>
          </table:table-cell>
          <table:table-cell office:value-type="float" office:value="-10.364" calcext:value-type="float">
            <text:p>-10,364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138.187" calcext:value-type="float">
            <text:p>138,187</text:p>
          </table:table-cell>
          <table:table-cell office:value-type="float" office:value="-17.703" calcext:value-type="float">
            <text:p>-17,703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  <table:table-cell office:value-type="float" office:value="136.342" calcext:value-type="float">
            <text:p>136,342</text:p>
          </table:table-cell>
          <table:table-cell office:value-type="float" office:value="-24.134" calcext:value-type="float">
            <text:p>-24,134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34.959" calcext:value-type="float">
            <text:p>134,959</text:p>
          </table:table-cell>
          <table:table-cell office:value-type="float" office:value="-30.83" calcext:value-type="float">
            <text:p>-30,83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133.09" calcext:value-type="float">
            <text:p>133,09</text:p>
          </table:table-cell>
          <table:table-cell office:value-type="float" office:value="-36.145" calcext:value-type="float">
            <text:p>-36,145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  <table:table-cell office:value-type="float" office:value="131.373" calcext:value-type="float">
            <text:p>131,373</text:p>
          </table:table-cell>
          <table:table-cell office:value-type="float" office:value="-41.575" calcext:value-type="float">
            <text:p>-41,575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office:value-type="float" office:value="129.361" calcext:value-type="float">
            <text:p>129,361</text:p>
          </table:table-cell>
          <table:table-cell office:value-type="float" office:value="-45.358" calcext:value-type="float">
            <text:p>-45,358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127.302" calcext:value-type="float">
            <text:p>127,302</text:p>
          </table:table-cell>
          <table:table-cell office:value-type="float" office:value="-49.553" calcext:value-type="float">
            <text:p>-49,553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25.034" calcext:value-type="float">
            <text:p>125,034</text:p>
          </table:table-cell>
          <table:table-cell office:value-type="float" office:value="-51.869" calcext:value-type="float">
            <text:p>-51,869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-54.771" calcext:value-type="float">
            <text:p>-54,771</text:p>
          </table:table-cell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120.242" calcext:value-type="float">
            <text:p>120,242</text:p>
          </table:table-cell>
          <table:table-cell office:value-type="float" office:value="-55.827" calcext:value-type="float">
            <text:p>-55,827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  <table:table-cell office:value-type="float" office:value="117.817" calcext:value-type="float">
            <text:p>117,817</text:p>
          </table:table-cell>
          <table:table-cell office:value-type="float" office:value="-57.026" calcext:value-type="float">
            <text:p>-57,026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115.383" calcext:value-type="float">
            <text:p>115,383</text:p>
          </table:table-cell>
          <table:table-cell office:value-type="float" office:value="-57.362" calcext:value-type="float">
            <text:p>-57,36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12.87" calcext:value-type="float">
            <text:p>112,87</text:p>
          </table:table-cell>
          <table:table-cell office:value-type="float" office:value="-57.199" calcext:value-type="float">
            <text:p>-57,199</text:p>
          </table:table-cell>
        </table:table-row>
        <table:table-row table:style-name="ro1">
          <table:table-cell office:value-type="float" office:value="9.64" calcext:value-type="float">
            <text:p>9,64</text:p>
          </table:table-cell>
          <table:table-cell office:value-type="float" office:value="110.357" calcext:value-type="float">
            <text:p>110,357</text:p>
          </table:table-cell>
          <table:table-cell office:value-type="float" office:value="-56.983" calcext:value-type="float">
            <text:p>-56,983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107.727" calcext:value-type="float">
            <text:p>107,727</text:p>
          </table:table-cell>
          <table:table-cell office:value-type="float" office:value="-54.937" calcext:value-type="float">
            <text:p>-54,937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105.324" calcext:value-type="float">
            <text:p>105,324</text:p>
          </table:table-cell>
          <table:table-cell office:value-type="float" office:value="-53.14" calcext:value-type="float">
            <text:p>-53,14</text:p>
          </table:table-cell>
        </table:table-row>
        <table:table-row table:style-name="ro1">
          <table:table-cell office:value-type="float" office:value="9.76" calcext:value-type="float">
            <text:p>9,76</text:p>
          </table:table-cell>
          <table:table-cell office:value-type="float" office:value="102.846" calcext:value-type="float">
            <text:p>102,846</text:p>
          </table:table-cell>
          <table:table-cell office:value-type="float" office:value="-49.805" calcext:value-type="float">
            <text:p>-49,80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00.744" calcext:value-type="float">
            <text:p>100,744</text:p>
          </table:table-cell>
          <table:table-cell office:value-type="float" office:value="-46.734" calcext:value-type="float">
            <text:p>-46,734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98.673" calcext:value-type="float">
            <text:p>98,673</text:p>
          </table:table-cell>
          <table:table-cell office:value-type="float" office:value="-42.385" calcext:value-type="float">
            <text:p>-42,385</text:p>
          </table:table-cell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97.053" calcext:value-type="float">
            <text:p>97,053</text:p>
          </table:table-cell>
          <table:table-cell office:value-type="float" office:value="-38.15" calcext:value-type="float">
            <text:p>-38,15</text:p>
          </table:table-cell>
        </table:table-row>
        <table:table-row table:style-name="ro1">
          <table:table-cell office:value-type="float" office:value="9.92" calcext:value-type="float">
            <text:p>9,92</text:p>
          </table:table-cell>
          <table:table-cell office:value-type="float" office:value="95.171" calcext:value-type="float">
            <text:p>95,171</text:p>
          </table:table-cell>
          <table:table-cell office:value-type="float" office:value="-32.926" calcext:value-type="float">
            <text:p>-32,926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94.34" calcext:value-type="float">
            <text:p>94,34</text:p>
          </table:table-cell>
          <table:table-cell office:value-type="float" office:value="-28.357" calcext:value-type="float">
            <text:p>-28,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15" calcext:value-type="float">
            <text:p>93,15</text:p>
          </table:table-cell>
          <table:table-cell office:value-type="float" office:value="-22.321" calcext:value-type="float">
            <text:p>-22,321</text:p>
          </table:table-cell>
        </table:table-row>
        <table:table-row table:style-name="ro1">
          <table:table-cell office:value-type="float" office:value="10.04" calcext:value-type="float">
            <text:p>10,04</text:p>
          </table:table-cell>
          <table:table-cell office:value-type="float" office:value="92.746" calcext:value-type="float">
            <text:p>92,74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.08" calcext:value-type="float">
            <text:p>10,08</text:p>
          </table:table-cell>
          <table:table-cell office:value-type="float" office:value="92.202" calcext:value-type="float">
            <text:p>92,202</text:p>
          </table:table-cell>
          <table:table-cell office:value-type="float" office:value="-10.705" calcext:value-type="float">
            <text:p>-10,705</text:p>
          </table:table-cell>
        </table:table-row>
        <table:table-row table:style-name="ro1">
          <table:table-cell office:value-type="float" office:value="10.12" calcext:value-type="float">
            <text:p>10,12</text:p>
          </table:table-cell>
          <table:table-cell office:value-type="float" office:value="92.386" calcext:value-type="float">
            <text:p>92,386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office:value-type="float" office:value="10.16" calcext:value-type="float">
            <text:p>10,16</text:p>
          </table:table-cell>
          <table:table-cell office:value-type="float" office:value="92.493" calcext:value-type="float">
            <text:p>92,493</text:p>
          </table:table-cell>
          <table:table-cell office:value-type="float" office:value="1.866" calcext:value-type="float">
            <text:p>1,86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93.114" calcext:value-type="float">
            <text:p>93,114</text:p>
          </table:table-cell>
          <table:table-cell office:value-type="float" office:value="7.375" calcext:value-type="float">
            <text:p>7,375</text:p>
          </table:table-cell>
        </table:table-row>
        <table:table-row table:style-name="ro1">
          <table:table-cell office:value-type="float" office:value="10.24" calcext:value-type="float">
            <text:p>10,24</text:p>
          </table:table-cell>
          <table:table-cell office:value-type="float" office:value="93.342" calcext:value-type="float">
            <text:p>93,342</text:p>
          </table:table-cell>
          <table:table-cell office:value-type="float" office:value="14.801" calcext:value-type="float">
            <text:p>14,801</text:p>
          </table:table-cell>
        </table:table-row>
        <table:table-row table:style-name="ro1">
          <table:table-cell office:value-type="float" office:value="10.28" calcext:value-type="float">
            <text:p>10,28</text:p>
          </table:table-cell>
          <table:table-cell office:value-type="float" office:value="94.335" calcext:value-type="float">
            <text:p>94,335</text:p>
          </table:table-cell>
          <table:table-cell office:value-type="float" office:value="20.265" calcext:value-type="float">
            <text:p>20,265</text:p>
          </table:table-cell>
        </table:table-row>
        <table:table-row table:style-name="ro1">
          <table:table-cell office:value-type="float" office:value="10.32" calcext:value-type="float">
            <text:p>10,32</text:p>
          </table:table-cell>
          <table:table-cell office:value-type="float" office:value="95.124" calcext:value-type="float">
            <text:p>95,124</text:p>
          </table:table-cell>
          <table:table-cell office:value-type="float" office:value="26.895" calcext:value-type="float">
            <text:p>26,895</text:p>
          </table:table-cell>
        </table:table-row>
        <table:table-row table:style-name="ro1">
          <table:table-cell office:value-type="float" office:value="10.36" calcext:value-type="float">
            <text:p>10,36</text:p>
          </table:table-cell>
          <table:table-cell office:value-type="float" office:value="96.423" calcext:value-type="float">
            <text:p>96,423</text:p>
          </table:table-cell>
          <table:table-cell office:value-type="float" office:value="31.761" calcext:value-type="float">
            <text:p>31,761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97.623" calcext:value-type="float">
            <text:p>97,623</text:p>
          </table:table-cell>
          <table:table-cell office:value-type="float" office:value="37.532" calcext:value-type="float">
            <text:p>37,532</text:p>
          </table:table-cell>
        </table:table-row>
        <table:table-row table:style-name="ro1">
          <table:table-cell office:value-type="float" office:value="10.44" calcext:value-type="float">
            <text:p>10,44</text:p>
          </table:table-cell>
          <table:table-cell office:value-type="float" office:value="99.792" calcext:value-type="float">
            <text:p>99,792</text:p>
          </table:table-cell>
          <table:table-cell office:value-type="float" office:value="41.462" calcext:value-type="float">
            <text:p>41,462</text:p>
          </table:table-cell>
        </table:table-row>
        <table:table-row table:style-name="ro1">
          <table:table-cell office:value-type="float" office:value="10.48" calcext:value-type="float">
            <text:p>10,48</text:p>
          </table:table-cell>
          <table:table-cell office:value-type="float" office:value="101.479" calcext:value-type="float">
            <text:p>101,479</text:p>
          </table:table-cell>
          <table:table-cell office:value-type="float" office:value="46.137" calcext:value-type="float">
            <text:p>46,137</text:p>
          </table:table-cell>
        </table:table-row>
        <table:table-row table:style-name="ro1">
          <table:table-cell office:value-type="float" office:value="10.52" calcext:value-type="float">
            <text:p>10,52</text:p>
          </table:table-cell>
          <table:table-cell office:value-type="float" office:value="104.051" calcext:value-type="float">
            <text:p>104,051</text:p>
          </table:table-cell>
          <table:table-cell office:value-type="float" office:value="48.965" calcext:value-type="float">
            <text:p>48,965</text:p>
          </table:table-cell>
        </table:table-row>
        <table:table-row table:style-name="ro1">
          <table:table-cell office:value-type="float" office:value="10.56" calcext:value-type="float">
            <text:p>10,56</text:p>
          </table:table-cell>
          <table:table-cell office:value-type="float" office:value="106.499" calcext:value-type="float">
            <text:p>106,499</text:p>
          </table:table-cell>
          <table:table-cell office:value-type="float" office:value="53.074" calcext:value-type="float">
            <text:p>53,07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09.287" calcext:value-type="float">
            <text:p>109,287</text:p>
          </table:table-cell>
          <table:table-cell office:value-type="float" office:value="55.178" calcext:value-type="float">
            <text:p>55,178</text:p>
          </table:table-cell>
        </table:table-row>
        <table:table-row table:style-name="ro1">
          <table:table-cell office:value-type="float" office:value="10.64" calcext:value-type="float">
            <text:p>10,64</text:p>
          </table:table-cell>
          <table:table-cell office:value-type="float" office:value="111.802" calcext:value-type="float">
            <text:p>111,802</text:p>
          </table:table-cell>
          <table:table-cell office:value-type="float" office:value="58.031" calcext:value-type="float">
            <text:p>58,031</text:p>
          </table:table-cell>
        </table:table-row>
        <table:table-row table:style-name="ro1">
          <table:table-cell office:value-type="float" office:value="10.68" calcext:value-type="float">
            <text:p>10,68</text:p>
          </table:table-cell>
          <table:table-cell office:value-type="float" office:value="114.721" calcext:value-type="float">
            <text:p>114,721</text:p>
          </table:table-cell>
          <table:table-cell office:value-type="float" office:value="59.248" calcext:value-type="float">
            <text:p>59,248</text:p>
          </table:table-cell>
        </table:table-row>
        <table:table-row table:style-name="ro1">
          <table:table-cell office:value-type="float" office:value="10.72" calcext:value-type="float">
            <text:p>10,72</text:p>
          </table:table-cell>
          <table:table-cell office:value-type="float" office:value="117.264" calcext:value-type="float">
            <text:p>117,264</text:p>
          </table:table-cell>
          <table:table-cell office:value-type="float" office:value="60.931" calcext:value-type="float">
            <text:p>60,931</text:p>
          </table:table-cell>
        </table:table-row>
        <table:table-row table:style-name="ro1">
          <table:table-cell office:value-type="float" office:value="10.76" calcext:value-type="float">
            <text:p>10,76</text:p>
          </table:table-cell>
          <table:table-cell office:value-type="float" office:value="120.175" calcext:value-type="float">
            <text:p>120,175</text:p>
          </table:table-cell>
          <table:table-cell office:value-type="float" office:value="60.291" calcext:value-type="float">
            <text:p>60,291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22.493" calcext:value-type="float">
            <text:p>122,493</text:p>
          </table:table-cell>
          <table:table-cell office:value-type="float" office:value="60.719" calcext:value-type="float">
            <text:p>60,719</text:p>
          </table:table-cell>
        </table:table-row>
        <table:table-row table:style-name="ro1">
          <table:table-cell office:value-type="float" office:value="10.84" calcext:value-type="float">
            <text:p>10,84</text:p>
          </table:table-cell>
          <table:table-cell office:value-type="float" office:value="125.187" calcext:value-type="float">
            <text:p>125,187</text:p>
          </table:table-cell>
          <table:table-cell office:value-type="float" office:value="58.673" calcext:value-type="float">
            <text:p>58,673</text:p>
          </table:table-cell>
        </table:table-row>
        <table:table-row table:style-name="ro1">
          <table:table-cell office:value-type="float" office:value="10.88" calcext:value-type="float">
            <text:p>10,88</text:p>
          </table:table-cell>
          <table:table-cell office:value-type="float" office:value="127.441" calcext:value-type="float">
            <text:p>127,441</text:p>
          </table:table-cell>
          <table:table-cell office:value-type="float" office:value="56.781" calcext:value-type="float">
            <text:p>56,781</text:p>
          </table:table-cell>
        </table:table-row>
        <table:table-row table:style-name="ro1">
          <table:table-cell office:value-type="float" office:value="10.92" calcext:value-type="float">
            <text:p>10,92</text:p>
          </table:table-cell>
          <table:table-cell office:value-type="float" office:value="129.943" calcext:value-type="float">
            <text:p>129,943</text:p>
          </table:table-cell>
          <table:table-cell office:value-type="float" office:value="52.134" calcext:value-type="float">
            <text:p>52,134</text:p>
          </table:table-cell>
        </table:table-row>
        <table:table-row table:style-name="ro1">
          <table:table-cell office:value-type="float" office:value="10.96" calcext:value-type="float">
            <text:p>10,96</text:p>
          </table:table-cell>
          <table:table-cell office:value-type="float" office:value="131.972" calcext:value-type="float">
            <text:p>131,972</text:p>
          </table:table-cell>
          <table:table-cell office:value-type="float" office:value="47.942" calcext:value-type="float">
            <text:p>47,9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182" calcext:value-type="float">
            <text:p>134,182</text:p>
          </table:table-cell>
          <table:table-cell office:value-type="float" office:value="43.077" calcext:value-type="float">
            <text:p>43,077</text:p>
          </table:table-cell>
        </table:table-row>
        <table:table-row table:style-name="ro1">
          <table:table-cell office:value-type="float" office:value="11.04" calcext:value-type="float">
            <text:p>11,04</text:p>
          </table:table-cell>
          <table:table-cell office:value-type="float" office:value="135.967" calcext:value-type="float">
            <text:p>135,967</text:p>
          </table:table-cell>
          <table:table-cell office:value-type="float" office:value="38.84" calcext:value-type="float">
            <text:p>38,84</text:p>
          </table:table-cell>
        </table:table-row>
        <table:table-row table:style-name="ro1">
          <table:table-cell office:value-type="float" office:value="11.08" calcext:value-type="float">
            <text:p>11,08</text:p>
          </table:table-cell>
          <table:table-cell office:value-type="float" office:value="137.91" calcext:value-type="float">
            <text:p>137,91</text:p>
          </table:table-cell>
          <table:table-cell office:value-type="float" office:value="33.987" calcext:value-type="float">
            <text:p>33,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3:21:29.7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3:23:31.945000000</dc:date>
    <meta:editing-duration>PT6M2S</meta:editing-duration>
    <meta:editing-cycles>2</meta:editing-cycles>
    <meta:generator>LibreOffice/7.3.2.2$Windows_X86_64 LibreOffice_project/49f2b1bff42cfccbd8f788c8dc32c1c309559be0</meta:generator>
    <meta:document-statistic meta:table-count="1" meta:cell-count="8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397cm" svg:height="24.652cm" xlink:href=".." xlink:type="simple" chart:class="chart:scatter" chart:style-name="ch1">
        <chart:legend chart:legend-position="end" svg:x="43.809cm" svg:y="11.778cm" style:legend-expansion="high" chart:style-name="ch2"/>
        <chart:plot-area chart:style-name="ch3" table:cell-range-address="datos_ang_prueba_squad_01.A2:datos_ang_prueba_squad_01.C279 datos_ang_prueba_squad_01.B1:datos_ang_prueba_squad_01.C1" chart:data-source-has-labels="row" svg:x="0.927cm" svg:y="0.493cm" svg:width="41.955cm" svg:height="23.666cm">
          <chart:coordinate-region svg:x="1.839cm" svg:y="0.692cm" svg:width="40.856cm" svg:height="23.2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_ang_prueba_squad_01.B2:datos_ang_prueba_squad_01.B279" chart:label-cell-address="datos_ang_prueba_squad_01.B1:datos_ang_prueba_squad_01.B1" chart:class="chart:scatter">
            <chart:domain table:cell-range-address="datos_ang_prueba_squad_01.A2:datos_ang_prueba_squad_01.A279"/>
            <chart:data-point chart:repeated="278"/>
          </chart:series>
          <chart:series chart:style-name="ch8" chart:values-cell-range-address="datos_ang_prueba_squad_01.C2:datos_ang_prueba_squad_01.C279" chart:label-cell-address="datos_ang_prueba_squad_01.C1:datos_ang_prueba_squad_01.C1" chart:class="chart:scatter">
            <chart:data-point chart:repeated="2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ng (°)</text:p>
                <draw:g>
                  <svg:desc>datos_ang_prueba_squad_01.B1:datos_ang_prueba_squad_01.B1</svg:desc>
                </draw:g>
              </table:table-cell>
              <table:table-cell office:value-type="string">
                <text:p>Vel (°/s)</text:p>
                <draw:g>
                  <svg:desc>datos_ang_prueba_squad_01.C1:datos_ang_prueba_squad_0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A2:datos_ang_prueba_squad_01.A279</svg:desc>
                </draw:g>
              </table:table-cell>
              <table:table-cell office:value-type="float" office:value="167.49">
                <text:p>167.49</text:p>
                <draw:g>
                  <svg:desc>datos_ang_prueba_squad_01.B2:datos_ang_prueba_squad_01.B279</svg:desc>
                </draw:g>
              </table:table-cell>
              <table:table-cell office:value-type="float" office:value="-7.396">
                <text:p>-7.396</text:p>
                <draw:g>
                  <svg:desc>datos_ang_prueba_squad_01.C2:datos_ang_prueba_squad_01.C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  <table:table-cell office:value-type="float" office:value="-10.088">
                <text:p>-10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7.415">
                <text:p>167.415</text:p>
              </table:table-cell>
              <table:table-cell office:value-type="float" office:value="-14.424">
                <text:p>-14.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66.675">
                <text:p>166.675</text:p>
              </table:table-cell>
              <table:table-cell office:value-type="float" office:value="-18.326">
                <text:p>-18.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66.66">
                <text:p>166.66</text:p>
              </table:table-cell>
              <table:table-cell office:value-type="float" office:value="-23.551">
                <text:p>-23.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65.429">
                <text:p>165.429</text:p>
              </table:table-cell>
              <table:table-cell office:value-type="float" office:value="-28.036">
                <text:p>-28.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64.51">
                <text:p>164.51</text:p>
              </table:table-cell>
              <table:table-cell office:value-type="float" office:value="-33.103">
                <text:p>-33.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62.307">
                <text:p>162.307</text:p>
              </table:table-cell>
              <table:table-cell office:value-type="float" office:value="-37.647">
                <text:p>-37.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60.692">
                <text:p>160.692</text:p>
              </table:table-cell>
              <table:table-cell office:value-type="float" office:value="-42.867">
                <text:p>-42.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58.091">
                <text:p>158.091</text:p>
              </table:table-cell>
              <table:table-cell office:value-type="float" office:value="-48.021">
                <text:p>-48.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55.75">
                <text:p>155.75</text:p>
              </table:table-cell>
              <table:table-cell office:value-type="float" office:value="-54.282">
                <text:p>-54.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152.615">
                <text:p>152.615</text:p>
              </table:table-cell>
              <table:table-cell office:value-type="float" office:value="-57.752">
                <text:p>-57.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49.923">
                <text:p>149.923</text:p>
              </table:table-cell>
              <table:table-cell office:value-type="float" office:value="-62.826">
                <text:p>-62.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146.883">
                <text:p>146.883</text:p>
              </table:table-cell>
              <table:table-cell office:value-type="float" office:value="-65.7">
                <text:p>-6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44.157">
                <text:p>144.157</text:p>
              </table:table-cell>
              <table:table-cell office:value-type="float" office:value="-69.202">
                <text:p>-69.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41.025">
                <text:p>141.025</text:p>
              </table:table-cell>
              <table:table-cell office:value-type="float" office:value="-70.319">
                <text:p>-70.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37.933">
                <text:p>137.933</text:p>
              </table:table-cell>
              <table:table-cell office:value-type="float" office:value="-72.797">
                <text:p>-72.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34.846">
                <text:p>134.846</text:p>
              </table:table-cell>
              <table:table-cell office:value-type="float" office:value="-73.181">
                <text:p>-73.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32.024">
                <text:p>132.024</text:p>
              </table:table-cell>
              <table:table-cell office:value-type="float" office:value="-74.001">
                <text:p>-74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28.964">
                <text:p>128.964</text:p>
              </table:table-cell>
              <table:table-cell office:value-type="float" office:value="-72.939">
                <text:p>-72.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26.009">
                <text:p>126.009</text:p>
              </table:table-cell>
              <table:table-cell office:value-type="float" office:value="-72.493">
                <text:p>-72.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122.989">
                <text:p>122.989</text:p>
              </table:table-cell>
              <table:table-cell office:value-type="float" office:value="-70.882">
                <text:p>-70.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120.116">
                <text:p>120.116</text:p>
              </table:table-cell>
              <table:table-cell office:value-type="float" office:value="-69.642">
                <text:p>-69.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117.014">
                <text:p>117.014</text:p>
              </table:table-cell>
              <table:table-cell office:value-type="float" office:value="-66.497">
                <text:p>-66.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114.183">
                <text:p>114.183</text:p>
              </table:table-cell>
              <table:table-cell office:value-type="float" office:value="-63.465">
                <text:p>-63.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11.349">
                <text:p>111.349</text:p>
              </table:table-cell>
              <table:table-cell office:value-type="float" office:value="-59.223">
                <text:p>-59.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08.851">
                <text:p>108.851</text:p>
              </table:table-cell>
              <table:table-cell office:value-type="float" office:value="-55.548">
                <text:p>-55.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106.427">
                <text:p>106.427</text:p>
              </table:table-cell>
              <table:table-cell office:value-type="float" office:value="-50.147">
                <text:p>-50.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104.354">
                <text:p>104.354</text:p>
              </table:table-cell>
              <table:table-cell office:value-type="float" office:value="-45.609">
                <text:p>-45.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02.371">
                <text:p>102.371</text:p>
              </table:table-cell>
              <table:table-cell office:value-type="float" office:value="-39.587">
                <text:p>-39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101.127">
                <text:p>101.127</text:p>
              </table:table-cell>
              <table:table-cell office:value-type="float" office:value="-34.216">
                <text:p>-34.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99.854">
                <text:p>99.854</text:p>
              </table:table-cell>
              <table:table-cell office:value-type="float" office:value="-27.306">
                <text:p>-27.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99.312">
                <text:p>99.312</text:p>
              </table:table-cell>
              <table:table-cell office:value-type="float" office:value="-21.541">
                <text:p>-21.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98.695">
                <text:p>98.695</text:p>
              </table:table-cell>
              <table:table-cell office:value-type="float" office:value="-14.006">
                <text:p>-14.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98.876">
                <text:p>98.876</text:p>
              </table:table-cell>
              <table:table-cell office:value-type="float" office:value="-7.684">
                <text:p>-7.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98.643">
                <text:p>98.643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99.237">
                <text:p>99.237</text:p>
              </table:table-cell>
              <table:table-cell office:value-type="float" office:value="7.316">
                <text:p>7.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99.586">
                <text:p>99.586</text:p>
              </table:table-cell>
              <table:table-cell office:value-type="float" office:value="15.555">
                <text:p>15.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100.63">
                <text:p>100.63</text:p>
              </table:table-cell>
              <table:table-cell office:value-type="float" office:value="21.564">
                <text:p>21.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01.258">
                <text:p>101.258</text:p>
              </table:table-cell>
              <table:table-cell office:value-type="float" office:value="28.695">
                <text:p>28.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02.946">
                <text:p>102.946</text:p>
              </table:table-cell>
              <table:table-cell office:value-type="float" office:value="33.814">
                <text:p>33.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04.24">
                <text:p>104.24</text:p>
              </table:table-cell>
              <table:table-cell office:value-type="float" office:value="39.713">
                <text:p>39.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06.866">
                <text:p>106.866</text:p>
              </table:table-cell>
              <table:table-cell office:value-type="float" office:value="43.156">
                <text:p>43.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08.744">
                <text:p>108.744</text:p>
              </table:table-cell>
              <table:table-cell office:value-type="float" office:value="48.163">
                <text:p>48.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11.704">
                <text:p>111.704</text:p>
              </table:table-cell>
              <table:table-cell office:value-type="float" office:value="50.535">
                <text:p>50.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14.065">
                <text:p>114.065</text:p>
              </table:table-cell>
              <table:table-cell office:value-type="float" office:value="53.926">
                <text:p>53.9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17.07">
                <text:p>117.07</text:p>
              </table:table-cell>
              <table:table-cell office:value-type="float" office:value="55.152">
                <text:p>55.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19.601">
                <text:p>119.601</text:p>
              </table:table-cell>
              <table:table-cell office:value-type="float" office:value="57.507">
                <text:p>57.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22.523">
                <text:p>122.523</text:p>
              </table:table-cell>
              <table:table-cell office:value-type="float" office:value="57.059">
                <text:p>57.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24.77">
                <text:p>124.77</text:p>
              </table:table-cell>
              <table:table-cell office:value-type="float" office:value="57.664">
                <text:p>57.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27.541">
                <text:p>127.541</text:p>
              </table:table-cell>
              <table:table-cell office:value-type="float" office:value="54.568">
                <text:p>54.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29.558">
                <text:p>129.558</text:p>
              </table:table-cell>
              <table:table-cell office:value-type="float" office:value="53.202">
                <text:p>53.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31.942">
                <text:p>131.942</text:p>
              </table:table-cell>
              <table:table-cell office:value-type="float" office:value="48.047">
                <text:p>48.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33.721">
                <text:p>133.721</text:p>
              </table:table-cell>
              <table:table-cell office:value-type="float" office:value="44.605">
                <text:p>44.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35.762">
                <text:p>135.762</text:p>
              </table:table-cell>
              <table:table-cell office:value-type="float" office:value="37.281">
                <text:p>37.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37.181">
                <text:p>137.181</text:p>
              </table:table-cell>
              <table:table-cell office:value-type="float" office:value="32.195">
                <text:p>32.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38.839">
                <text:p>138.839</text:p>
              </table:table-cell>
              <table:table-cell office:value-type="float" office:value="23.733">
                <text:p>23.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39.607">
                <text:p>139.607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40.664">
                <text:p>140.664</text:p>
              </table:table-cell>
              <table:table-cell office:value-type="float" office:value="9.889">
                <text:p>9.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40.533">
                <text:p>140.533</text:p>
              </table:table-cell>
              <table:table-cell office:value-type="float" office:value="4.001">
                <text:p>4.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40.828">
                <text:p>140.828</text:p>
              </table:table-cell>
              <table:table-cell office:value-type="float" office:value="-3.927">
                <text:p>-3.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39.439">
                <text:p>139.439</text:p>
              </table:table-cell>
              <table:table-cell office:value-type="float" office:value="-9.61">
                <text:p>-9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38.918">
                <text:p>138.918</text:p>
              </table:table-cell>
              <table:table-cell office:value-type="float" office:value="-17.377">
                <text:p>-17.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36.763">
                <text:p>136.763</text:p>
              </table:table-cell>
              <table:table-cell office:value-type="float" office:value="-23.048">
                <text:p>-23.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35.654">
                <text:p>135.654</text:p>
              </table:table-cell>
              <table:table-cell office:value-type="float" office:value="-30.136">
                <text:p>-30.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133.474">
                <text:p>133.474</text:p>
              </table:table-cell>
              <table:table-cell office:value-type="float" office:value="-34.98">
                <text:p>-34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31.959">
                <text:p>131.959</text:p>
              </table:table-cell>
              <table:table-cell office:value-type="float" office:value="-41.261">
                <text:p>-41.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29.586">
                <text:p>129.586</text:p>
              </table:table-cell>
              <table:table-cell office:value-type="float" office:value="-44.592">
                <text:p>-44.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127.955">
                <text:p>127.955</text:p>
              </table:table-cell>
              <table:table-cell office:value-type="float" office:value="-49.659">
                <text:p>-49.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125.336">
                <text:p>125.336</text:p>
              </table:table-cell>
              <table:table-cell office:value-type="float" office:value="-51.132">
                <text:p>-51.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123.352">
                <text:p>123.352</text:p>
              </table:table-cell>
              <table:table-cell office:value-type="float" office:value="-54.723">
                <text:p>-54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120.757">
                <text:p>120.757</text:p>
              </table:table-cell>
              <table:table-cell office:value-type="float" office:value="-54.809">
                <text:p>-54.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18.619">
                <text:p>118.619</text:p>
              </table:table-cell>
              <table:table-cell office:value-type="float" office:value="-56.939">
                <text:p>-56.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15.908">
                <text:p>115.908</text:p>
              </table:table-cell>
              <table:table-cell office:value-type="float" office:value="-56.51">
                <text:p>-56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113.778">
                <text:p>113.778</text:p>
              </table:table-cell>
              <table:table-cell office:value-type="float" office:value="-57.214">
                <text:p>-57.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11.033">
                <text:p>111.033</text:p>
              </table:table-cell>
              <table:table-cell office:value-type="float" office:value="-55.998">
                <text:p>-55.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108.76">
                <text:p>108.76</text:p>
              </table:table-cell>
              <table:table-cell office:value-type="float" office:value="-54.76">
                <text:p>-54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106.084">
                <text:p>106.084</text:p>
              </table:table-cell>
              <table:table-cell office:value-type="float" office:value="-52.182">
                <text:p>-52.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103.878">
                <text:p>103.878</text:p>
              </table:table-cell>
              <table:table-cell office:value-type="float" office:value="-49.499">
                <text:p>-49.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101.49">
                <text:p>101.49</text:p>
              </table:table-cell>
              <table:table-cell office:value-type="float" office:value="-45.848">
                <text:p>-45.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99.568">
                <text:p>99.568</text:p>
              </table:table-cell>
              <table:table-cell office:value-type="float" office:value="-41.573">
                <text:p>-41.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97.63">
                <text:p>97.63</text:p>
              </table:table-cell>
              <table:table-cell office:value-type="float" office:value="-37.001">
                <text:p>-37.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95.987">
                <text:p>95.987</text:p>
              </table:table-cell>
              <table:table-cell office:value-type="float" office:value="-32.154">
                <text:p>-32.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95.099">
                <text:p>95.099</text:p>
              </table:table-cell>
              <table:table-cell office:value-type="float" office:value="-26.687">
                <text:p>-26.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94.027">
                <text:p>94.027</text:p>
              </table:table-cell>
              <table:table-cell office:value-type="float" office:value="-20.357">
                <text:p>-20.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93.653">
                <text:p>93.653</text:p>
              </table:table-cell>
              <table:table-cell office:value-type="float" office:value="-14.886">
                <text:p>-14.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93.248">
                <text:p>93.248</text:p>
              </table:table-cell>
              <table:table-cell office:value-type="float" office:value="-8.168">
                <text:p>-8.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93.675">
                <text:p>93.6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93.707">
                <text:p>93.707</text:p>
              </table:table-cell>
              <table:table-cell office:value-type="float" office:value="4.779">
                <text:p>4.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94.485">
                <text:p>94.485</text:p>
              </table:table-cell>
              <table:table-cell office:value-type="float" office:value="11.485">
                <text:p>11.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95.021">
                <text:p>95.021</text:p>
              </table:table-cell>
              <table:table-cell office:value-type="float" office:value="18.834">
                <text:p>18.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96.546">
                <text:p>96.546</text:p>
              </table:table-cell>
              <table:table-cell office:value-type="float" office:value="24.801">
                <text:p>24.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97.152">
                <text:p>97.152</text:p>
              </table:table-cell>
              <table:table-cell office:value-type="float" office:value="31.195">
                <text:p>31.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98.977">
                <text:p>98.977</text:p>
              </table:table-cell>
              <table:table-cell office:value-type="float" office:value="36.289">
                <text:p>36.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00.29">
                <text:p>100.29</text:p>
              </table:table-cell>
              <table:table-cell office:value-type="float" office:value="41.869">
                <text:p>41.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02.435">
                <text:p>102.435</text:p>
              </table:table-cell>
              <table:table-cell office:value-type="float" office:value="45.606">
                <text:p>45.6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04.521">
                <text:p>104.521</text:p>
              </table:table-cell>
              <table:table-cell office:value-type="float" office:value="50.088">
                <text:p>50.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07.287">
                <text:p>107.287</text:p>
              </table:table-cell>
              <table:table-cell office:value-type="float" office:value="52.864">
                <text:p>52.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09.979">
                <text:p>109.979</text:p>
              </table:table-cell>
              <table:table-cell office:value-type="float" office:value="55.985">
                <text:p>55.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12.744">
                <text:p>112.744</text:p>
              </table:table-cell>
              <table:table-cell office:value-type="float" office:value="56.989">
                <text:p>56.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15.426">
                <text:p>115.426</text:p>
              </table:table-cell>
              <table:table-cell office:value-type="float" office:value="59.531">
                <text:p>59.5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18.37">
                <text:p>118.37</text:p>
              </table:table-cell>
              <table:table-cell office:value-type="float" office:value="59.504">
                <text:p>59.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21.039">
                <text:p>121.039</text:p>
              </table:table-cell>
              <table:table-cell office:value-type="float" office:value="60.462">
                <text:p>60.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23.76">
                <text:p>123.76</text:p>
              </table:table-cell>
              <table:table-cell office:value-type="float" office:value="59.365">
                <text:p>59.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26.204">
                <text:p>126.204</text:p>
              </table:table-cell>
              <table:table-cell office:value-type="float" office:value="57.702">
                <text:p>57.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28.612">
                <text:p>128.612</text:p>
              </table:table-cell>
              <table:table-cell office:value-type="float" office:value="54.135">
                <text:p>54.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30.739">
                <text:p>130.739</text:p>
              </table:table-cell>
              <table:table-cell office:value-type="float" office:value="49.728">
                <text:p>49.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32.871">
                <text:p>132.871</text:p>
              </table:table-cell>
              <table:table-cell office:value-type="float" office:value="44.43">
                <text:p>44.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34.68">
                <text:p>134.68</text:p>
              </table:table-cell>
              <table:table-cell office:value-type="float" office:value="38.614">
                <text:p>38.6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36.567">
                <text:p>136.567</text:p>
              </table:table-cell>
              <table:table-cell office:value-type="float" office:value="32.197">
                <text:p>32.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38.054">
                <text:p>138.054</text:p>
              </table:table-cell>
              <table:table-cell office:value-type="float" office:value="25.281">
                <text:p>25.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39.142">
                <text:p>139.142</text:p>
              </table:table-cell>
              <table:table-cell office:value-type="float" office:value="18.163">
                <text:p>18.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39.768">
                <text:p>139.768</text:p>
              </table:table-cell>
              <table:table-cell office:value-type="float" office:value="11.249">
                <text:p>11.2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39.816">
                <text:p>139.816</text:p>
              </table:table-cell>
              <table:table-cell office:value-type="float" office:value="3.984">
                <text:p>3.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39.402">
                <text:p>139.402</text:p>
              </table:table-cell>
              <table:table-cell office:value-type="float" office:value="-2.742">
                <text:p>-2.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38.594">
                <text:p>138.594</text:p>
              </table:table-cell>
              <table:table-cell office:value-type="float" office:value="-9.767">
                <text:p>-9.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37.688">
                <text:p>137.688</text:p>
              </table:table-cell>
              <table:table-cell office:value-type="float" office:value="-16.583">
                <text:p>-16.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36.207">
                <text:p>136.207</text:p>
              </table:table-cell>
              <table:table-cell office:value-type="float" office:value="-23.422">
                <text:p>-23.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34.658">
                <text:p>134.658</text:p>
              </table:table-cell>
              <table:table-cell office:value-type="float" office:value="-29.884">
                <text:p>-29.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32.953">
                <text:p>132.953</text:p>
              </table:table-cell>
              <table:table-cell office:value-type="float" office:value="-35.473">
                <text:p>-35.4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131.002">
                <text:p>131.002</text:p>
              </table:table-cell>
              <table:table-cell office:value-type="float" office:value="-40.813">
                <text:p>-40.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129.093">
                <text:p>129.093</text:p>
              </table:table-cell>
              <table:table-cell office:value-type="float" office:value="-45.099">
                <text:p>-45.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127.011">
                <text:p>127.011</text:p>
              </table:table-cell>
              <table:table-cell office:value-type="float" office:value="-48.977">
                <text:p>-48.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124.73">
                <text:p>124.73</text:p>
              </table:table-cell>
              <table:table-cell office:value-type="float" office:value="-51.997">
                <text:p>-51.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122.514">
                <text:p>122.514</text:p>
              </table:table-cell>
              <table:table-cell office:value-type="float" office:value="-55.187">
                <text:p>-55.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20.124">
                <text:p>120.124</text:p>
              </table:table-cell>
              <table:table-cell office:value-type="float" office:value="-56.765">
                <text:p>-56.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117.859">
                <text:p>117.859</text:p>
              </table:table-cell>
              <table:table-cell office:value-type="float" office:value="-58.311">
                <text:p>-58.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115.28">
                <text:p>115.28</text:p>
              </table:table-cell>
              <table:table-cell office:value-type="float" office:value="-58.937">
                <text:p>-58.9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112.756">
                <text:p>112.756</text:p>
              </table:table-cell>
              <table:table-cell office:value-type="float" office:value="-58.983">
                <text:p>-58.9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110.016">
                <text:p>110.016</text:p>
              </table:table-cell>
              <table:table-cell office:value-type="float" office:value="-58.674">
                <text:p>-58.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107.396">
                <text:p>107.396</text:p>
              </table:table-cell>
              <table:table-cell office:value-type="float" office:value="-57.318">
                <text:p>-57.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104.576">
                <text:p>104.576</text:p>
              </table:table-cell>
              <table:table-cell office:value-type="float" office:value="-54.587">
                <text:p>-54.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102.148">
                <text:p>102.148</text:p>
              </table:table-cell>
              <table:table-cell office:value-type="float" office:value="-51.915">
                <text:p>-51.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99.671">
                <text:p>99.671</text:p>
              </table:table-cell>
              <table:table-cell office:value-type="float" office:value="-48.092">
                <text:p>-48.0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97.591">
                <text:p>97.591</text:p>
              </table:table-cell>
              <table:table-cell office:value-type="float" office:value="-44.267">
                <text:p>-44.2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95.612">
                <text:p>95.612</text:p>
              </table:table-cell>
              <table:table-cell office:value-type="float" office:value="-39.244">
                <text:p>-39.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93.889">
                <text:p>93.889</text:p>
              </table:table-cell>
              <table:table-cell office:value-type="float" office:value="-33.935">
                <text:p>-33.9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92.62">
                <text:p>92.62</text:p>
              </table:table-cell>
              <table:table-cell office:value-type="float" office:value="-28.28">
                <text:p>-28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91.978">
                <text:p>91.978</text:p>
              </table:table-cell>
              <table:table-cell office:value-type="float" office:value="-22.387">
                <text:p>-22.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91.365">
                <text:p>91.365</text:p>
              </table:table-cell>
              <table:table-cell office:value-type="float" office:value="-15.489">
                <text:p>-15.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91.269">
                <text:p>91.269</text:p>
              </table:table-cell>
              <table:table-cell office:value-type="float" office:value="-9.613">
                <text:p>-9.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91.299">
                <text:p>91.299</text:p>
              </table:table-cell>
              <table:table-cell office:value-type="float" office:value="-2.822">
                <text:p>-2.8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91.734">
                <text:p>91.734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92.395">
                <text:p>92.395</text:p>
              </table:table-cell>
              <table:table-cell office:value-type="float" office:value="10.766">
                <text:p>10.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93.048">
                <text:p>93.048</text:p>
              </table:table-cell>
              <table:table-cell office:value-type="float" office:value="17.217">
                <text:p>17.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93.963">
                <text:p>93.963</text:p>
              </table:table-cell>
              <table:table-cell office:value-type="float" office:value="24.121">
                <text:p>24.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95.282">
                <text:p>95.282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96.381">
                <text:p>96.381</text:p>
              </table:table-cell>
              <table:table-cell office:value-type="float" office:value="35.355">
                <text:p>35.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97.978">
                <text:p>97.978</text:p>
              </table:table-cell>
              <table:table-cell office:value-type="float" office:value="40.064">
                <text:p>40.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99.801">
                <text:p>99.801</text:p>
              </table:table-cell>
              <table:table-cell office:value-type="float" office:value="45.156">
                <text:p>45.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02.072">
                <text:p>102.072</text:p>
              </table:table-cell>
              <table:table-cell office:value-type="float" office:value="48.758">
                <text:p>48.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04.219">
                <text:p>104.219</text:p>
              </table:table-cell>
              <table:table-cell office:value-type="float" office:value="52.636">
                <text:p>52.6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07.092">
                <text:p>107.092</text:p>
              </table:table-cell>
              <table:table-cell office:value-type="float" office:value="55.444">
                <text:p>55.4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09.747">
                <text:p>109.747</text:p>
              </table:table-cell>
              <table:table-cell office:value-type="float" office:value="58.392">
                <text:p>58.3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12.578">
                <text:p>112.578</text:p>
              </table:table-cell>
              <table:table-cell office:value-type="float" office:value="59.451">
                <text:p>59.4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15.307">
                <text:p>115.307</text:p>
              </table:table-cell>
              <table:table-cell office:value-type="float" office:value="61.656">
                <text:p>61.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18.392">
                <text:p>118.392</text:p>
              </table:table-cell>
              <table:table-cell office:value-type="float" office:value="61.865">
                <text:p>61.8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20.989">
                <text:p>120.989</text:p>
              </table:table-cell>
              <table:table-cell office:value-type="float" office:value="62.398">
                <text:p>62.3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23.977">
                <text:p>123.977</text:p>
              </table:table-cell>
              <table:table-cell office:value-type="float" office:value="60.479">
                <text:p>60.4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26.314">
                <text:p>126.314</text:p>
              </table:table-cell>
              <table:table-cell office:value-type="float" office:value="59.497">
                <text:p>59.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28.999">
                <text:p>128.999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30.953">
                <text:p>130.953</text:p>
              </table:table-cell>
              <table:table-cell office:value-type="float" office:value="52.403">
                <text:p>52.4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33.374">
                <text:p>133.374</text:p>
              </table:table-cell>
              <table:table-cell office:value-type="float" office:value="47.443">
                <text:p>47.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35.097">
                <text:p>135.097</text:p>
              </table:table-cell>
              <table:table-cell office:value-type="float" office:value="43.045">
                <text:p>43.0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37.24">
                <text:p>137.24</text:p>
              </table:table-cell>
              <table:table-cell office:value-type="float" office:value="35.682">
                <text:p>35.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38.359">
                <text:p>138.359</text:p>
              </table:table-cell>
              <table:table-cell office:value-type="float" office:value="30.338">
                <text:p>30.3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39.917">
                <text:p>139.917</text:p>
              </table:table-cell>
              <table:table-cell office:value-type="float" office:value="22.191">
                <text:p>22.1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40.423">
                <text:p>140.423</text:p>
              </table:table-cell>
              <table:table-cell office:value-type="float" office:value="16.117">
                <text:p>16.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41.189">
                <text:p>141.189</text:p>
              </table:table-cell>
              <table:table-cell office:value-type="float" office:value="7.851">
                <text:p>7.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41.044">
                <text:p>141.044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41.134">
                <text:p>141.134</text:p>
              </table:table-cell>
              <table:table-cell office:value-type="float" office:value="-6.062">
                <text:p>-6.0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39.801">
                <text:p>139.801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39.192">
                <text:p>139.192</text:p>
              </table:table-cell>
              <table:table-cell office:value-type="float" office:value="-19.892">
                <text:p>-19.8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37.291">
                <text:p>137.291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35.985">
                <text:p>135.985</text:p>
              </table:table-cell>
              <table:table-cell office:value-type="float" office:value="-32.273">
                <text:p>-32.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133.709">
                <text:p>133.709</text:p>
              </table:table-cell>
              <table:table-cell office:value-type="float" office:value="-36.631">
                <text:p>-36.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132.127">
                <text:p>132.127</text:p>
              </table:table-cell>
              <table:table-cell office:value-type="float" office:value="-42.735">
                <text:p>-42.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129.737">
                <text:p>129.737</text:p>
              </table:table-cell>
              <table:table-cell office:value-type="float" office:value="-46.225">
                <text:p>-46.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127.957">
                <text:p>127.957</text:p>
              </table:table-cell>
              <table:table-cell office:value-type="float" office:value="-51.06">
                <text:p>-51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125.304">
                <text:p>125.304</text:p>
              </table:table-cell>
              <table:table-cell office:value-type="float" office:value="-52.387">
                <text:p>-52.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123.383">
                <text:p>123.383</text:p>
              </table:table-cell>
              <table:table-cell office:value-type="float" office:value="-55.994">
                <text:p>-55.9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120.554">
                <text:p>120.554</text:p>
              </table:table-cell>
              <table:table-cell office:value-type="float" office:value="-56.524">
                <text:p>-56.5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118.444">
                <text:p>118.444</text:p>
              </table:table-cell>
              <table:table-cell office:value-type="float" office:value="-58.68">
                <text:p>-58.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115.548">
                <text:p>115.548</text:p>
              </table:table-cell>
              <table:table-cell office:value-type="float" office:value="-57.955">
                <text:p>-57.9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113.309">
                <text:p>113.309</text:p>
              </table:table-cell>
              <table:table-cell office:value-type="float" office:value="-58.892">
                <text:p>-58.8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110.498">
                <text:p>110.498</text:p>
              </table:table-cell>
              <table:table-cell office:value-type="float" office:value="-57.362">
                <text:p>-57.3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108.369">
                <text:p>108.369</text:p>
              </table:table-cell>
              <table:table-cell office:value-type="float" office:value="-57.017">
                <text:p>-57.0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105.596">
                <text:p>105.596</text:p>
              </table:table-cell>
              <table:table-cell office:value-type="float" office:value="-53.555">
                <text:p>-53.5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103.377">
                <text:p>103.377</text:p>
              </table:table-cell>
              <table:table-cell office:value-type="float" office:value="-52.108">
                <text:p>-52.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100.777">
                <text:p>100.777</text:p>
              </table:table-cell>
              <table:table-cell office:value-type="float" office:value="-47.418">
                <text:p>-47.4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98.936">
                <text:p>98.936</text:p>
              </table:table-cell>
              <table:table-cell office:value-type="float" office:value="-44.759">
                <text:p>-44.7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96.792">
                <text:p>96.792</text:p>
              </table:table-cell>
              <table:table-cell office:value-type="float" office:value="-39.35">
                <text:p>-39.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95.32">
                <text:p>95.32</text:p>
              </table:table-cell>
              <table:table-cell office:value-type="float" office:value="-35.301">
                <text:p>-35.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93.747">
                <text:p>93.747</text:p>
              </table:table-cell>
              <table:table-cell office:value-type="float" office:value="-29.683">
                <text:p>-29.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93.171">
                <text:p>93.171</text:p>
              </table:table-cell>
              <table:table-cell office:value-type="float" office:value="-25.267">
                <text:p>-25.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92.119">
                <text:p>92.119</text:p>
              </table:table-cell>
              <table:table-cell office:value-type="float" office:value="-18.963">
                <text:p>-18.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92.103">
                <text:p>92.103</text:p>
              </table:table-cell>
              <table:table-cell office:value-type="float" office:value="-13.745">
                <text:p>-13.7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91.589">
                <text:p>91.589</text:p>
              </table:table-cell>
              <table:table-cell office:value-type="float" office:value="-7.303">
                <text:p>-7.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91.938">
                <text:p>91.938</text:p>
              </table:table-cell>
              <table:table-cell office:value-type="float" office:value="-1.659">
                <text:p>-1.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92.128">
                <text:p>92.128</text:p>
              </table:table-cell>
              <table:table-cell office:value-type="float" office:value="5.089">
                <text:p>5.0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92.688">
                <text:p>92.688</text:p>
              </table:table-cell>
              <table:table-cell office:value-type="float" office:value="11.147">
                <text:p>11.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93.209">
                <text:p>93.209</text:p>
              </table:table-cell>
              <table:table-cell office:value-type="float" office:value="17.546">
                <text:p>17.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94.218">
                <text:p>94.218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95.13">
                <text:p>95.13</text:p>
              </table:table-cell>
              <table:table-cell office:value-type="float" office:value="29.527">
                <text:p>29.5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96.395">
                <text:p>96.395</text:p>
              </table:table-cell>
              <table:table-cell office:value-type="float" office:value="34.428">
                <text:p>34.4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97.941">
                <text:p>97.941</text:p>
              </table:table-cell>
              <table:table-cell office:value-type="float" office:value="39.919">
                <text:p>39.9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99.846">
                <text:p>99.846</text:p>
              </table:table-cell>
              <table:table-cell office:value-type="float" office:value="44.215">
                <text:p>44.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02.008">
                <text:p>102.008</text:p>
              </table:table-cell>
              <table:table-cell office:value-type="float" office:value="48.848">
                <text:p>48.8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04.274">
                <text:p>104.274</text:p>
              </table:table-cell>
              <table:table-cell office:value-type="float" office:value="52.493">
                <text:p>52.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07.101">
                <text:p>107.101</text:p>
              </table:table-cell>
              <table:table-cell office:value-type="float" office:value="56.073">
                <text:p>56.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09.835">
                <text:p>109.835</text:p>
              </table:table-cell>
              <table:table-cell office:value-type="float" office:value="58.258">
                <text:p>58.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12.759">
                <text:p>112.759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15.54">
                <text:p>115.54</text:p>
              </table:table-cell>
              <table:table-cell office:value-type="float" office:value="61.876">
                <text:p>61.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18.468">
                <text:p>118.468</text:p>
              </table:table-cell>
              <table:table-cell office:value-type="float" office:value="62.86">
                <text:p>62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21.437">
                <text:p>121.437</text:p>
              </table:table-cell>
              <table:table-cell office:value-type="float" office:value="62.105">
                <text:p>62.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24.184">
                <text:p>124.184</text:p>
              </table:table-cell>
              <table:table-cell office:value-type="float" office:value="61.221">
                <text:p>61.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26.853">
                <text:p>126.853</text:p>
              </table:table-cell>
              <table:table-cell office:value-type="float" office:value="58.718">
                <text:p>58.7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29.173">
                <text:p>129.173</text:p>
              </table:table-cell>
              <table:table-cell office:value-type="float" office:value="55.379">
                <text:p>55.3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31.505">
                <text:p>131.505</text:p>
              </table:table-cell>
              <table:table-cell office:value-type="float" office:value="50.417">
                <text:p>50.4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33.52">
                <text:p>133.52</text:p>
              </table:table-cell>
              <table:table-cell office:value-type="float" office:value="45.548">
                <text:p>45.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35.656">
                <text:p>135.656</text:p>
              </table:table-cell>
              <table:table-cell office:value-type="float" office:value="38.848">
                <text:p>38.8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37.109">
                <text:p>137.109</text:p>
              </table:table-cell>
              <table:table-cell office:value-type="float" office:value="32.866">
                <text:p>32.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38.74">
                <text:p>138.74</text:p>
              </table:table-cell>
              <table:table-cell office:value-type="float" office:value="24.842">
                <text:p>24.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39.505">
                <text:p>139.505</text:p>
              </table:table-cell>
              <table:table-cell office:value-type="float" office:value="17.958">
                <text:p>17.9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40.328">
                <text:p>140.328</text:p>
              </table:table-cell>
              <table:table-cell office:value-type="float" office:value="10.396">
                <text:p>10.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40.085">
                <text:p>140.085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40.088">
                <text:p>140.088</text:p>
              </table:table-cell>
              <table:table-cell office:value-type="float" office:value="-3.575">
                <text:p>-3.5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38.849">
                <text:p>138.849</text:p>
              </table:table-cell>
              <table:table-cell office:value-type="float" office:value="-10.364">
                <text:p>-10.3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38.187">
                <text:p>138.187</text:p>
              </table:table-cell>
              <table:table-cell office:value-type="float" office:value="-17.703">
                <text:p>-17.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36.342">
                <text:p>136.342</text:p>
              </table:table-cell>
              <table:table-cell office:value-type="float" office:value="-24.134">
                <text:p>-24.1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34.959">
                <text:p>134.959</text:p>
              </table:table-cell>
              <table:table-cell office:value-type="float" office:value="-30.83">
                <text:p>-30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133.09">
                <text:p>133.09</text:p>
              </table:table-cell>
              <table:table-cell office:value-type="float" office:value="-36.145">
                <text:p>-36.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131.373">
                <text:p>131.373</text:p>
              </table:table-cell>
              <table:table-cell office:value-type="float" office:value="-41.575">
                <text:p>-41.5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129.361">
                <text:p>129.361</text:p>
              </table:table-cell>
              <table:table-cell office:value-type="float" office:value="-45.358">
                <text:p>-45.3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127.302">
                <text:p>127.302</text:p>
              </table:table-cell>
              <table:table-cell office:value-type="float" office:value="-49.553">
                <text:p>-49.5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125.034">
                <text:p>125.034</text:p>
              </table:table-cell>
              <table:table-cell office:value-type="float" office:value="-51.869">
                <text:p>-51.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122.628">
                <text:p>122.628</text:p>
              </table:table-cell>
              <table:table-cell office:value-type="float" office:value="-54.771">
                <text:p>-54.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120.242">
                <text:p>120.242</text:p>
              </table:table-cell>
              <table:table-cell office:value-type="float" office:value="-55.827">
                <text:p>-55.8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117.817">
                <text:p>117.817</text:p>
              </table:table-cell>
              <table:table-cell office:value-type="float" office:value="-57.026">
                <text:p>-57.0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115.383">
                <text:p>115.383</text:p>
              </table:table-cell>
              <table:table-cell office:value-type="float" office:value="-57.362">
                <text:p>-57.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12.87">
                <text:p>112.87</text:p>
              </table:table-cell>
              <table:table-cell office:value-type="float" office:value="-57.199">
                <text:p>-57.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110.357">
                <text:p>110.357</text:p>
              </table:table-cell>
              <table:table-cell office:value-type="float" office:value="-56.983">
                <text:p>-56.9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107.727">
                <text:p>107.727</text:p>
              </table:table-cell>
              <table:table-cell office:value-type="float" office:value="-54.937">
                <text:p>-54.9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105.324">
                <text:p>105.324</text:p>
              </table:table-cell>
              <table:table-cell office:value-type="float" office:value="-53.14">
                <text:p>-53.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102.846">
                <text:p>102.846</text:p>
              </table:table-cell>
              <table:table-cell office:value-type="float" office:value="-49.805">
                <text:p>-49.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100.744">
                <text:p>100.744</text:p>
              </table:table-cell>
              <table:table-cell office:value-type="float" office:value="-46.734">
                <text:p>-46.7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98.673">
                <text:p>98.673</text:p>
              </table:table-cell>
              <table:table-cell office:value-type="float" office:value="-42.385">
                <text:p>-42.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97.053">
                <text:p>97.053</text:p>
              </table:table-cell>
              <table:table-cell office:value-type="float" office:value="-38.15">
                <text:p>-38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95.171">
                <text:p>95.171</text:p>
              </table:table-cell>
              <table:table-cell office:value-type="float" office:value="-32.926">
                <text:p>-32.9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94.34">
                <text:p>94.34</text:p>
              </table:table-cell>
              <table:table-cell office:value-type="float" office:value="-28.357">
                <text:p>-28.3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93.15">
                <text:p>93.15</text:p>
              </table:table-cell>
              <table:table-cell office:value-type="float" office:value="-22.321">
                <text:p>-22.3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92.746">
                <text:p>92.74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92.202">
                <text:p>92.202</text:p>
              </table:table-cell>
              <table:table-cell office:value-type="float" office:value="-10.705">
                <text:p>-10.7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92.386">
                <text:p>92.386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92.493">
                <text:p>92.493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93.114">
                <text:p>93.114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93.342">
                <text:p>93.342</text:p>
              </table:table-cell>
              <table:table-cell office:value-type="float" office:value="14.801">
                <text:p>14.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94.335">
                <text:p>94.335</text:p>
              </table:table-cell>
              <table:table-cell office:value-type="float" office:value="20.265">
                <text:p>20.2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95.124">
                <text:p>95.124</text:p>
              </table:table-cell>
              <table:table-cell office:value-type="float" office:value="26.895">
                <text:p>26.8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96.423">
                <text:p>96.423</text:p>
              </table:table-cell>
              <table:table-cell office:value-type="float" office:value="31.761">
                <text:p>31.7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97.623">
                <text:p>97.623</text:p>
              </table:table-cell>
              <table:table-cell office:value-type="float" office:value="37.532">
                <text:p>37.5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99.792">
                <text:p>99.792</text:p>
              </table:table-cell>
              <table:table-cell office:value-type="float" office:value="41.462">
                <text:p>41.4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01.479">
                <text:p>101.479</text:p>
              </table:table-cell>
              <table:table-cell office:value-type="float" office:value="46.137">
                <text:p>46.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04.051">
                <text:p>104.051</text:p>
              </table:table-cell>
              <table:table-cell office:value-type="float" office:value="48.965">
                <text:p>48.9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06.499">
                <text:p>106.499</text:p>
              </table:table-cell>
              <table:table-cell office:value-type="float" office:value="53.074">
                <text:p>53.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09.287">
                <text:p>109.287</text:p>
              </table:table-cell>
              <table:table-cell office:value-type="float" office:value="55.178">
                <text:p>55.1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11.802">
                <text:p>111.802</text:p>
              </table:table-cell>
              <table:table-cell office:value-type="float" office:value="58.031">
                <text:p>58.0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14.721">
                <text:p>114.721</text:p>
              </table:table-cell>
              <table:table-cell office:value-type="float" office:value="59.248">
                <text:p>59.2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17.264">
                <text:p>117.264</text:p>
              </table:table-cell>
              <table:table-cell office:value-type="float" office:value="60.931">
                <text:p>60.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20.175">
                <text:p>120.175</text:p>
              </table:table-cell>
              <table:table-cell office:value-type="float" office:value="60.291">
                <text:p>60.2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22.493">
                <text:p>122.493</text:p>
              </table:table-cell>
              <table:table-cell office:value-type="float" office:value="60.719">
                <text:p>60.7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25.187">
                <text:p>125.187</text:p>
              </table:table-cell>
              <table:table-cell office:value-type="float" office:value="58.673">
                <text:p>58.6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27.441">
                <text:p>127.441</text:p>
              </table:table-cell>
              <table:table-cell office:value-type="float" office:value="56.781">
                <text:p>56.7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29.943">
                <text:p>129.943</text:p>
              </table:table-cell>
              <table:table-cell office:value-type="float" office:value="52.134">
                <text:p>52.1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31.972">
                <text:p>131.972</text:p>
              </table:table-cell>
              <table:table-cell office:value-type="float" office:value="47.942">
                <text:p>47.9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34.182">
                <text:p>134.182</text:p>
              </table:table-cell>
              <table:table-cell office:value-type="float" office:value="43.077">
                <text:p>43.0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35.967">
                <text:p>135.967</text:p>
              </table:table-cell>
              <table:table-cell office:value-type="float" office:value="38.84">
                <text:p>38.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37.91">
                <text:p>137.91</text:p>
              </table:table-cell>
              <table:table-cell office:value-type="float" office:value="33.987">
                <text:p>33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